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7.992cm" fo:margin-left="-0.404cm" table:align="left" style:writing-mode="page"/>
    </style:style>
    <style:style style:name="Tabla1.A" style:family="table-column">
      <style:table-column-properties style:column-width="6.071cm"/>
    </style:style>
    <style:style style:name="Tabla1.B" style:family="table-column">
      <style:table-column-properties style:column-width="5.664cm"/>
    </style:style>
    <style:style style:name="Tabla1.C" style:family="table-column">
      <style:table-column-properties style:column-width="6.257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1.B2" style:family="table-cell">
      <style:table-cell-properties fo:background-color="#eeeeee" fo:padding="0.097cm" fo:border-left="0.05pt solid #000000" fo:border-right="none" fo:border-top="none" fo:border-bottom="0.05pt solid #000000">
        <style:background-image/>
      </style:table-cell-properties>
    </style:style>
    <style:style style:name="Tabla1.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1.B3" style:family="table-cell">
      <style:table-cell-properties fo:background-color="#eeeeee" fo:padding="0.097cm" fo:border-left="0.05pt solid #000000" fo:border-right="none" fo:border-top="none" fo:border-bottom="0.05pt solid #000000">
        <style:background-image/>
      </style:table-cell-properties>
    </style:style>
    <style:style style:name="Tabla1.C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1.B4" style:family="table-cell">
      <style:table-cell-properties fo:background-color="#eeeeee" fo:padding="0.097cm" fo:border-left="0.05pt solid #000000" fo:border-right="none" fo:border-top="none" fo:border-bottom="0.05pt solid #000000">
        <style:background-image/>
      </style:table-cell-properties>
    </style:style>
    <style:style style:name="Tabla1.C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1.B5" style:family="table-cell">
      <style:table-cell-properties fo:background-color="#eeeeee" fo:padding="0.097cm" fo:border-left="0.05pt solid #000000" fo:border-right="none" fo:border-top="none" fo:border-bottom="0.05pt solid #000000">
        <style:background-image/>
      </style:table-cell-properties>
    </style:style>
    <style:style style:name="Tabla1.C5"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1.B6" style:family="table-cell">
      <style:table-cell-properties fo:background-color="#eeeeee" fo:padding="0.097cm" fo:border-left="0.05pt solid #000000" fo:border-right="none" fo:border-top="none" fo:border-bottom="0.05pt solid #000000">
        <style:background-image/>
      </style:table-cell-properties>
    </style:style>
    <style:style style:name="Tabla1.C6"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Title">
      <style:text-properties officeooo:rsid="0017bb94" officeooo:paragraph-rsid="0017bb94"/>
    </style:style>
    <style:style style:name="P2" style:family="paragraph" style:parent-style-name="Text_20_body">
      <style:paragraph-properties fo:line-height="120%" fo:text-align="justify" style:justify-single-word="false" style:writing-mode="page"/>
      <style:text-properties style:font-name="Verdana" fo:font-size="11pt" officeooo:rsid="0019ab8e" officeooo:paragraph-rsid="0019ab8e" style:font-size-asian="9.60000038146973pt" style:font-size-complex="11pt"/>
    </style:style>
    <style:style style:name="P3" style:family="paragraph" style:parent-style-name="Text_20_body">
      <style:paragraph-properties fo:line-height="120%" fo:text-align="justify" style:justify-single-word="false" style:writing-mode="page"/>
      <style:text-properties style:font-name="Verdana" fo:font-size="11pt" officeooo:rsid="0019ab8e" officeooo:paragraph-rsid="001ab1a5" style:font-size-asian="9.60000038146973pt" style:font-size-complex="11pt"/>
    </style:style>
    <style:style style:name="P4" style:family="paragraph" style:parent-style-name="Text_20_body">
      <style:paragraph-properties fo:line-height="120%" fo:text-align="justify" style:justify-single-word="false" style:writing-mode="page"/>
      <style:text-properties style:font-name="Verdana" fo:font-size="11pt" officeooo:rsid="001c72e6" officeooo:paragraph-rsid="001c72e6" style:font-size-asian="9.60000038146973pt" style:font-size-complex="11pt"/>
    </style:style>
    <style:style style:name="P5" style:family="paragraph" style:parent-style-name="Text_20_body">
      <style:paragraph-properties fo:line-height="120%" fo:text-align="justify" style:justify-single-word="false" style:writing-mode="page"/>
      <style:text-properties style:font-name="Verdana" fo:font-size="11pt" officeooo:rsid="001d33dd" officeooo:paragraph-rsid="001d33dd" style:font-size-asian="9.60000038146973pt" style:font-size-complex="11pt"/>
    </style:style>
    <style:style style:name="P6" style:family="paragraph" style:parent-style-name="Text_20_body">
      <style:paragraph-properties fo:line-height="120%" fo:text-align="justify" style:justify-single-word="false" style:writing-mode="page"/>
      <style:text-properties style:font-name="Verdana" fo:font-size="11pt" officeooo:rsid="001d33dd" officeooo:paragraph-rsid="0025ee28" style:font-size-asian="9.60000038146973pt" style:font-size-complex="11pt"/>
    </style:style>
    <style:style style:name="P7" style:family="paragraph" style:parent-style-name="Text_20_body">
      <style:paragraph-properties fo:line-height="120%" fo:text-align="justify" style:justify-single-word="false" style:writing-mode="page"/>
      <style:text-properties style:font-name="Verdana" fo:font-size="11pt" officeooo:rsid="001d4e7f" officeooo:paragraph-rsid="001d4e7f" style:font-size-asian="9.60000038146973pt" style:font-size-complex="11pt"/>
    </style:style>
    <style:style style:name="P8" style:family="paragraph" style:parent-style-name="Text_20_body">
      <style:paragraph-properties fo:line-height="120%" fo:text-align="justify" style:justify-single-word="false" style:writing-mode="page"/>
      <style:text-properties style:font-name="Verdana" fo:font-size="11pt" officeooo:rsid="001d4e7f" officeooo:paragraph-rsid="00218158" style:font-size-asian="9.60000038146973pt" style:font-size-complex="11pt"/>
    </style:style>
    <style:style style:name="P9" style:family="paragraph" style:parent-style-name="Text_20_body">
      <style:paragraph-properties fo:line-height="120%" fo:text-align="justify" style:justify-single-word="false" style:writing-mode="page"/>
      <style:text-properties style:font-name="Verdana" fo:font-size="11pt" officeooo:rsid="001d4e7f" officeooo:paragraph-rsid="002877ad" style:font-size-asian="9.60000038146973pt" style:font-size-complex="11pt"/>
    </style:style>
    <style:style style:name="P10" style:family="paragraph" style:parent-style-name="Text_20_body">
      <style:paragraph-properties fo:line-height="120%" fo:text-align="justify" style:justify-single-word="false" style:writing-mode="page"/>
      <style:text-properties style:font-name="Verdana" fo:font-size="11pt" officeooo:rsid="001d4e7f" officeooo:paragraph-rsid="00453fca" style:font-size-asian="9.60000038146973pt" style:font-size-complex="11pt"/>
    </style:style>
    <style:style style:name="P11" style:family="paragraph" style:parent-style-name="Text_20_body">
      <style:paragraph-properties fo:line-height="120%" fo:text-align="justify" style:justify-single-word="false" style:writing-mode="page"/>
      <style:text-properties style:font-name="Verdana" fo:font-size="11pt" officeooo:rsid="001ab1a5" officeooo:paragraph-rsid="001ab1a5" style:font-size-asian="9.60000038146973pt" style:font-size-complex="11pt"/>
    </style:style>
    <style:style style:name="P12" style:family="paragraph" style:parent-style-name="Text_20_body">
      <style:paragraph-properties fo:line-height="120%" fo:text-align="justify" style:justify-single-word="false" style:writing-mode="page"/>
      <style:text-properties style:font-name="Verdana" fo:font-size="11pt" officeooo:rsid="002b3952" officeooo:paragraph-rsid="002b3952" style:font-size-asian="9.60000038146973pt" style:font-size-complex="11pt"/>
    </style:style>
    <style:style style:name="P13" style:family="paragraph" style:parent-style-name="Text_20_body">
      <style:paragraph-properties fo:line-height="120%" fo:text-align="justify" style:justify-single-word="false" style:writing-mode="page"/>
      <style:text-properties style:font-name="Verdana" fo:font-size="11pt" officeooo:rsid="002c6f2d" officeooo:paragraph-rsid="002c6f2d" style:font-size-asian="9.60000038146973pt" style:font-size-complex="11pt"/>
    </style:style>
    <style:style style:name="P14" style:family="paragraph" style:parent-style-name="Text_20_body">
      <style:paragraph-properties fo:line-height="120%" fo:text-align="justify" style:justify-single-word="false" style:writing-mode="page"/>
      <style:text-properties style:font-name="Verdana" fo:font-size="11pt" fo:font-style="normal" officeooo:rsid="001c72e6" officeooo:paragraph-rsid="001c72e6" style:font-size-asian="9.60000038146973pt" style:font-style-asian="normal" style:font-size-complex="11pt" style:font-style-complex="normal"/>
    </style:style>
    <style:style style:name="P15" style:family="paragraph" style:parent-style-name="Text_20_body">
      <style:paragraph-properties fo:line-height="120%" fo:text-align="justify" style:justify-single-word="false" style:writing-mode="page"/>
      <style:text-properties style:font-name="Verdana" fo:font-size="11pt" fo:font-style="normal" officeooo:rsid="001ab1a5" officeooo:paragraph-rsid="0025ee28" style:font-size-asian="9.60000038146973pt" style:font-style-asian="normal" style:font-size-complex="11pt" style:font-style-complex="normal"/>
    </style:style>
    <style:style style:name="P16" style:family="paragraph" style:parent-style-name="Text_20_body">
      <style:paragraph-properties fo:line-height="120%" fo:text-align="justify" style:justify-single-word="false" style:writing-mode="page"/>
      <style:text-properties style:font-name="Verdana" fo:font-size="11pt" fo:font-style="normal" officeooo:rsid="002c6f2d" officeooo:paragraph-rsid="002c6f2d" style:font-size-asian="9.60000038146973pt" style:font-style-asian="normal" style:font-size-complex="11pt" style:font-style-complex="normal"/>
    </style:style>
    <style:style style:name="P17"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1d33dd" officeooo:paragraph-rsid="001c92a1" style:font-size-asian="9.60000038146973pt" style:font-style-asian="normal" style:font-weight-asian="normal" style:font-size-complex="11pt" style:font-style-complex="normal" style:font-weight-complex="normal"/>
    </style:style>
    <style:style style:name="P18"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1d33dd" officeooo:paragraph-rsid="001d33dd" style:font-size-asian="9.60000038146973pt" style:font-style-asian="normal" style:font-weight-asian="normal" style:font-size-complex="11pt" style:font-style-complex="normal" style:font-weight-complex="normal"/>
    </style:style>
    <style:style style:name="P19"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1d4e7f" officeooo:paragraph-rsid="001d4e7f" style:font-size-asian="9.60000038146973pt" style:font-style-asian="normal" style:font-weight-asian="normal" style:font-size-complex="11pt" style:font-style-complex="normal" style:font-weight-complex="normal"/>
    </style:style>
    <style:style style:name="P20"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27a921" officeooo:paragraph-rsid="0027a921" style:font-size-asian="9.60000038146973pt" style:font-style-asian="normal" style:font-weight-asian="normal" style:font-size-complex="11pt" style:font-style-complex="normal" style:font-weight-complex="normal"/>
    </style:style>
    <style:style style:name="P21"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2f7c22" officeooo:paragraph-rsid="002f7c22" style:font-size-asian="9.60000038146973pt" style:font-style-asian="normal" style:font-weight-asian="normal" style:font-size-complex="11pt" style:font-style-complex="normal" style:font-weight-complex="normal"/>
    </style:style>
    <style:style style:name="P22"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30cea6" officeooo:paragraph-rsid="0030cea6" style:font-size-asian="9.60000038146973pt" style:font-style-asian="normal" style:font-weight-asian="normal" style:font-size-complex="11pt" style:font-style-complex="normal" style:font-weight-complex="normal"/>
    </style:style>
    <style:style style:name="P23"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3303bc" officeooo:paragraph-rsid="003303bc" style:font-size-asian="9.60000038146973pt" style:font-style-asian="normal" style:font-weight-asian="normal" style:font-size-complex="11pt" style:font-style-complex="normal" style:font-weight-complex="normal"/>
    </style:style>
    <style:style style:name="P24"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34191e" officeooo:paragraph-rsid="0034191e" style:font-size-asian="9.60000038146973pt" style:font-style-asian="normal" style:font-weight-asian="normal" style:font-size-complex="11pt" style:font-style-complex="normal" style:font-weight-complex="normal"/>
    </style:style>
    <style:style style:name="P25"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34537b" officeooo:paragraph-rsid="0034537b" style:font-size-asian="9.60000038146973pt" style:font-style-asian="normal" style:font-weight-asian="normal" style:font-size-complex="11pt" style:font-style-complex="normal" style:font-weight-complex="normal"/>
    </style:style>
    <style:style style:name="P26"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33c4ce" officeooo:paragraph-rsid="003fce8f" style:font-size-asian="9.60000038146973pt" style:font-style-asian="normal" style:font-weight-asian="normal" style:font-size-complex="11pt" style:font-style-complex="normal" style:font-weight-complex="normal"/>
    </style:style>
    <style:style style:name="P27"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353054" officeooo:paragraph-rsid="003cedaf" style:font-size-asian="9.60000038146973pt" style:font-style-asian="normal" style:font-weight-asian="normal" style:font-size-complex="11pt" style:font-style-complex="normal" style:font-weight-complex="normal"/>
    </style:style>
    <style:style style:name="P28"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353054" officeooo:paragraph-rsid="003b24c8" style:font-size-asian="9.60000038146973pt" style:font-style-asian="normal" style:font-weight-asian="normal" style:font-size-complex="11pt" style:font-style-complex="normal" style:font-weight-complex="normal"/>
    </style:style>
    <style:style style:name="P29"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3cfa2b" officeooo:paragraph-rsid="003cfa2b" style:font-size-asian="9.60000038146973pt" style:font-style-asian="normal" style:font-weight-asian="normal" style:font-size-complex="11pt" style:font-style-complex="normal" style:font-weight-complex="normal"/>
    </style:style>
    <style:style style:name="P30"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3fce8f" officeooo:paragraph-rsid="0043a940" style:font-size-asian="9.60000038146973pt" style:font-style-asian="normal" style:font-weight-asian="normal" style:font-size-complex="11pt" style:font-style-complex="normal" style:font-weight-complex="normal"/>
    </style:style>
    <style:style style:name="P31"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41443c" officeooo:paragraph-rsid="0041443c" style:font-size-asian="9.60000038146973pt" style:font-style-asian="normal" style:font-weight-asian="normal" style:font-size-complex="11pt" style:font-style-complex="normal" style:font-weight-complex="normal"/>
    </style:style>
    <style:style style:name="P32"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41443c" officeooo:paragraph-rsid="0043a940" style:font-size-asian="9.60000038146973pt" style:font-style-asian="normal" style:font-weight-asian="normal" style:font-size-complex="11pt" style:font-style-complex="normal" style:font-weight-complex="normal"/>
    </style:style>
    <style:style style:name="P33"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484cf8" officeooo:paragraph-rsid="00484cf8" style:font-size-asian="9.60000038146973pt" style:font-style-asian="normal" style:font-weight-asian="normal" style:font-size-complex="11pt" style:font-style-complex="normal" style:font-weight-complex="normal"/>
    </style:style>
    <style:style style:name="P34"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4a954d" officeooo:paragraph-rsid="004a954d" style:font-size-asian="9.60000038146973pt" style:font-style-asian="normal" style:font-weight-asian="normal" style:font-size-complex="11pt" style:font-style-complex="normal" style:font-weight-complex="normal"/>
    </style:style>
    <style:style style:name="P35"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4a954d" officeooo:paragraph-rsid="004fcfc9" style:font-size-asian="9.60000038146973pt" style:font-style-asian="normal" style:font-weight-asian="normal" style:font-size-complex="11pt" style:font-style-complex="normal" style:font-weight-complex="normal"/>
    </style:style>
    <style:style style:name="P36"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4a954d" officeooo:paragraph-rsid="00521f95" style:font-size-asian="9.60000038146973pt" style:font-style-asian="normal" style:font-weight-asian="normal" style:font-size-complex="11pt" style:font-style-complex="normal" style:font-weight-complex="normal"/>
    </style:style>
    <style:style style:name="P37"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4be32d" officeooo:paragraph-rsid="004be32d" style:font-size-asian="9.60000038146973pt" style:font-style-asian="normal" style:font-weight-asian="normal" style:font-size-complex="11pt" style:font-style-complex="normal" style:font-weight-complex="normal"/>
    </style:style>
    <style:style style:name="P38"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4be32d" officeooo:paragraph-rsid="00521f95" style:font-size-asian="9.60000038146973pt" style:font-style-asian="normal" style:font-weight-asian="normal" style:font-size-complex="11pt" style:font-style-complex="normal" style:font-weight-complex="normal"/>
    </style:style>
    <style:style style:name="P39"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4cfe37" officeooo:paragraph-rsid="004cfe37" style:font-size-asian="9.60000038146973pt" style:font-style-asian="normal" style:font-weight-asian="normal" style:font-size-complex="11pt" style:font-style-complex="normal" style:font-weight-complex="normal"/>
    </style:style>
    <style:style style:name="P40"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4e00c7" officeooo:paragraph-rsid="004e00c7" style:font-size-asian="9.60000038146973pt" style:font-style-asian="normal" style:font-weight-asian="normal" style:font-size-complex="11pt" style:font-style-complex="normal" style:font-weight-complex="normal"/>
    </style:style>
    <style:style style:name="P41" style:family="paragraph" style:parent-style-name="Text_20_body">
      <style:paragraph-properties fo:line-height="120%" fo:text-align="justify" style:justify-single-word="false" style:writing-mode="page"/>
      <style:text-properties style:font-name="Verdana" fo:font-size="10.5pt" fo:font-style="normal" style:text-underline-style="none" fo:font-weight="normal" officeooo:rsid="004e00c7" officeooo:paragraph-rsid="004e00c7" style:font-size-asian="10.5pt" style:font-style-asian="normal" style:font-weight-asian="normal" style:font-size-complex="10.5pt" style:font-style-complex="normal" style:font-weight-complex="normal"/>
    </style:style>
    <style:style style:name="P42" style:family="paragraph" style:parent-style-name="Text_20_body">
      <style:paragraph-properties fo:line-height="120%" fo:text-align="center" style:justify-single-word="false" style:writing-mode="page"/>
      <style:text-properties fo:color="#9900ff" style:font-name="Verdana" fo:font-size="11pt" fo:font-style="italic" style:text-underline-style="solid" style:text-underline-width="auto" style:text-underline-color="font-color" fo:font-weight="normal" officeooo:rsid="002b3952" officeooo:paragraph-rsid="002b3952" style:font-size-asian="9.60000038146973pt" style:font-style-asian="italic" style:font-weight-asian="normal" style:font-size-complex="11pt" style:font-style-complex="italic" style:font-weight-complex="normal"/>
    </style:style>
    <style:style style:name="P43" style:family="paragraph" style:parent-style-name="Text_20_body">
      <style:paragraph-properties fo:line-height="120%" fo:text-align="justify" style:justify-single-word="false" style:writing-mode="page"/>
      <style:text-properties fo:color="#666666" style:font-name="Verdana" fo:font-size="13.5pt" fo:font-style="italic" style:text-underline-style="solid" style:text-underline-width="auto" style:text-underline-color="font-color" fo:font-weight="normal" officeooo:rsid="004a954d" officeooo:paragraph-rsid="004a954d" style:font-size-asian="13.5pt" style:font-style-asian="italic" style:font-weight-asian="normal" style:font-size-complex="13.5pt" style:font-style-complex="italic" style:font-weight-complex="normal"/>
    </style:style>
    <style:style style:name="P44" style:family="paragraph" style:parent-style-name="Heading">
      <style:paragraph-properties fo:line-height="120%" fo:text-align="justify" style:justify-single-word="false" style:writing-mode="page"/>
    </style:style>
    <style:style style:name="P45" style:family="paragraph" style:parent-style-name="Heading">
      <style:paragraph-properties fo:line-height="120%" fo:text-align="justify" style:justify-single-word="false" style:writing-mode="page"/>
      <style:text-properties officeooo:paragraph-rsid="001ab1a5"/>
    </style:style>
    <style:style style:name="P46" style:family="paragraph" style:parent-style-name="Heading">
      <style:paragraph-properties fo:line-height="120%" fo:text-align="justify" style:justify-single-word="false" style:writing-mode="page"/>
      <style:text-properties officeooo:paragraph-rsid="001c92a1"/>
    </style:style>
    <style:style style:name="P47" style:family="paragraph" style:parent-style-name="Heading">
      <style:paragraph-properties fo:line-height="120%" fo:text-align="justify" style:justify-single-word="false" style:writing-mode="page"/>
      <style:text-properties officeooo:paragraph-rsid="00296966"/>
    </style:style>
    <style:style style:name="P48" style:family="paragraph" style:parent-style-name="Text_20_body">
      <style:paragraph-properties fo:margin-top="0cm" fo:margin-bottom="0.101cm" loext:contextual-spacing="false" fo:line-height="120%" fo:text-align="center" style:justify-single-word="false" style:writing-mode="page"/>
      <style:text-properties fo:color="#808080" style:font-name="Verdana" fo:font-size="10.5pt" fo:font-style="normal" style:text-underline-style="none" fo:font-weight="normal" officeooo:rsid="001f0bd9" officeooo:paragraph-rsid="001f0bd9" style:font-size-asian="10.5pt" style:font-style-asian="normal" style:font-weight-asian="normal" style:font-size-complex="10.5pt" style:font-style-complex="normal" style:font-weight-complex="normal"/>
    </style:style>
    <style:style style:name="P49" style:family="paragraph" style:parent-style-name="Text_20_body">
      <style:paragraph-properties fo:margin-top="0cm" fo:margin-bottom="0.101cm" loext:contextual-spacing="false" fo:line-height="120%" fo:text-align="center" style:justify-single-word="false" style:writing-mode="page"/>
      <style:text-properties fo:color="#808080" style:font-name="Verdana" fo:font-size="10.5pt" officeooo:rsid="001f0bd9" officeooo:paragraph-rsid="001f0bd9" style:font-size-asian="10.5pt" style:font-size-complex="10.5pt"/>
    </style:style>
    <style:style style:name="P50" style:family="paragraph" style:parent-style-name="Text_20_body">
      <style:paragraph-properties fo:margin-left="2.491cm" fo:margin-right="0cm" fo:line-height="120%" fo:text-align="justify" style:justify-single-word="false" fo:text-indent="0cm" style:auto-text-indent="false" style:writing-mode="page"/>
      <style:text-properties style:font-name="Verdana" fo:font-size="11pt" fo:font-style="normal" style:text-underline-style="none" fo:font-weight="normal" officeooo:rsid="0031a14e" officeooo:paragraph-rsid="0031a14e" style:font-size-asian="9.60000038146973pt" style:font-style-asian="normal" style:font-weight-asian="normal" style:font-size-complex="11pt" style:font-style-complex="normal" style:font-weight-complex="normal"/>
    </style:style>
    <style:style style:name="P51" style:family="paragraph" style:parent-style-name="Text_20_body">
      <style:paragraph-properties fo:margin-left="2.491cm" fo:margin-right="0cm" fo:line-height="120%" fo:text-align="justify" style:justify-single-word="false" fo:text-indent="0cm" style:auto-text-indent="false" style:writing-mode="page"/>
      <style:text-properties style:font-name="Verdana" fo:font-size="11pt" fo:font-style="normal" style:text-underline-style="none" fo:font-weight="normal" officeooo:rsid="0031a14e" officeooo:paragraph-rsid="0047ee08" style:font-size-asian="9.60000038146973pt" style:font-style-asian="normal" style:font-weight-asian="normal" style:font-size-complex="11pt" style:font-style-complex="normal" style:font-weight-complex="normal"/>
    </style:style>
    <style:style style:name="P52" style:family="paragraph" style:parent-style-name="Table_20_Contents">
      <style:paragraph-properties fo:text-align="center" style:justify-single-word="false"/>
      <style:text-properties style:font-name="Verdana" fo:font-size="11pt" officeooo:rsid="0052fcbc" officeooo:paragraph-rsid="0052fcbc" style:font-size-asian="9.60000038146973pt" style:font-size-complex="11pt"/>
    </style:style>
    <style:style style:name="P53" style:family="paragraph" style:parent-style-name="Table_20_Contents">
      <style:paragraph-properties fo:text-align="center" style:justify-single-word="false"/>
      <style:text-properties style:font-name="Verdana" fo:font-size="11pt" officeooo:rsid="0054ff08" officeooo:paragraph-rsid="0054ff08" style:font-size-asian="9.60000038146973pt" style:font-size-complex="11pt"/>
    </style:style>
    <style:style style:name="P54" style:family="paragraph" style:parent-style-name="Table_20_Contents">
      <style:paragraph-properties fo:text-align="start" style:justify-single-word="false"/>
      <style:text-properties style:font-name="Verdana" fo:font-size="9.5pt" officeooo:rsid="0052fcbc" officeooo:paragraph-rsid="0052fcbc" style:font-size-asian="9.5pt" style:font-size-complex="9.5pt"/>
    </style:style>
    <style:style style:name="P55" style:family="paragraph" style:parent-style-name="Table_20_Contents">
      <style:paragraph-properties fo:text-align="start" style:justify-single-word="false"/>
      <style:text-properties style:font-name="Verdana" fo:font-size="9.5pt" officeooo:rsid="0054ff08" officeooo:paragraph-rsid="0054ff08" style:font-size-asian="9.5pt" style:font-size-complex="9.5pt"/>
    </style:style>
    <style:style style:name="P56" style:family="paragraph" style:parent-style-name="Table_20_Contents">
      <style:paragraph-properties fo:text-align="start" style:justify-single-word="false"/>
      <style:text-properties style:font-name="Verdana" fo:font-size="9.5pt" fo:font-style="italic" officeooo:rsid="0052fcbc" officeooo:paragraph-rsid="0052fcbc" style:font-size-asian="9.5pt" style:font-style-asian="italic" style:font-size-complex="9.5pt" style:font-style-complex="italic"/>
    </style:style>
    <style:style style:name="P57" style:family="paragraph" style:parent-style-name="Table_20_Contents">
      <style:paragraph-properties fo:text-align="start" style:justify-single-word="false"/>
      <style:text-properties style:font-name="Verdana" fo:font-size="9.5pt" fo:font-style="italic" officeooo:rsid="0052fcbc" officeooo:paragraph-rsid="00541592" style:font-size-asian="9.5pt" style:font-style-asian="italic" style:font-size-complex="9.5pt" style:font-style-complex="italic"/>
    </style:style>
    <style:style style:name="P58" style:family="paragraph" style:parent-style-name="Table_20_Contents">
      <style:paragraph-properties fo:text-align="start" style:justify-single-word="false"/>
      <style:text-properties style:font-name="Verdana" fo:font-size="9.5pt" fo:font-style="italic" officeooo:rsid="0054ff08" officeooo:paragraph-rsid="0054ff08" style:font-size-asian="9.5pt" style:font-style-asian="italic" style:font-size-complex="9.5pt" style:font-style-complex="italic"/>
    </style:style>
    <style:style style:name="P59" style:family="paragraph" style:parent-style-name="Table_20_Contents">
      <style:paragraph-properties fo:text-align="center" style:justify-single-word="false"/>
      <style:text-properties style:font-name="Verdana" fo:font-size="9.5pt" fo:font-style="italic" officeooo:rsid="0054ff08" officeooo:paragraph-rsid="0054ff08" style:font-size-asian="9.5pt" style:font-style-asian="italic" style:font-size-complex="9.5pt" style:font-style-complex="italic"/>
    </style:style>
    <style:style style:name="P60" style:family="paragraph" style:parent-style-name="Table_20_Contents">
      <style:paragraph-properties fo:text-align="start" style:justify-single-word="false"/>
      <style:text-properties style:font-name="Verdana" fo:font-size="9.5pt" fo:font-style="normal" officeooo:rsid="0052fcbc" officeooo:paragraph-rsid="0052fcbc" style:font-size-asian="9.5pt" style:font-style-asian="normal" style:font-size-complex="9.5pt" style:font-style-complex="normal"/>
    </style:style>
    <style:style style:name="P61" style:family="paragraph" style:parent-style-name="Table_20_Contents">
      <style:paragraph-properties fo:text-align="start" style:justify-single-word="false"/>
      <style:text-properties style:font-name="Verdana" fo:font-size="9.5pt" fo:font-style="normal" officeooo:rsid="0052fcbc" officeooo:paragraph-rsid="00541592" style:font-size-asian="9.5pt" style:font-style-asian="normal" style:font-size-complex="9.5pt" style:font-style-complex="normal"/>
    </style:style>
    <style:style style:name="P62" style:family="paragraph" style:parent-style-name="Table_20_Contents">
      <style:paragraph-properties fo:text-align="center" style:justify-single-word="false"/>
      <style:text-properties style:font-name="Verdana" fo:font-size="9.5pt" fo:font-style="normal" officeooo:rsid="0052fcbc" officeooo:paragraph-rsid="0052fcbc" style:font-size-asian="9.5pt" style:font-style-asian="normal" style:font-size-complex="9.5pt" style:font-style-complex="normal"/>
    </style:style>
    <style:style style:name="P63" style:family="paragraph" style:parent-style-name="Table_20_Contents">
      <style:paragraph-properties fo:text-align="center" style:justify-single-word="false"/>
      <style:text-properties style:font-name="Verdana" fo:font-size="9.5pt" fo:font-style="normal" officeooo:rsid="0052fcbc" officeooo:paragraph-rsid="00541592" style:font-size-asian="9.5pt" style:font-style-asian="normal" style:font-size-complex="9.5pt" style:font-style-complex="normal"/>
    </style:style>
    <style:style style:name="P64" style:family="paragraph" style:parent-style-name="Table_20_Contents">
      <style:paragraph-properties fo:text-align="center" style:justify-single-word="false"/>
      <style:text-properties style:font-name="Verdana" fo:font-size="9.5pt" fo:font-style="normal" officeooo:rsid="0054ff08" officeooo:paragraph-rsid="0054ff08" style:font-size-asian="9.5pt" style:font-style-asian="normal" style:font-size-complex="9.5pt" style:font-style-complex="normal"/>
    </style:style>
    <style:style style:name="P65" style:family="paragraph" style:parent-style-name="Table_20_Heading">
      <loext:graphic-properties draw:fill="solid" draw:fill-color="#cccccc" draw:opacity="100%"/>
      <style:paragraph-properties fo:background-color="#cccccc"/>
      <style:text-properties style:font-name="Verdana" fo:font-size="11pt" officeooo:rsid="0052fcbc" officeooo:paragraph-rsid="0052fcbc" style:font-size-asian="9.60000038146973pt" style:font-size-complex="11pt"/>
    </style:style>
    <style:style style:name="P66" style:family="paragraph" style:parent-style-name="Table_20_Heading">
      <loext:graphic-properties draw:fill="solid" draw:fill-color="#cccccc" draw:opacity="100%"/>
      <style:paragraph-properties fo:background-color="#cccccc"/>
      <style:text-properties style:font-name="Verdana" fo:font-size="11pt" fo:font-style="italic" officeooo:rsid="0052fcbc" officeooo:paragraph-rsid="0052fcbc" style:font-size-asian="9.60000038146973pt" style:font-style-asian="italic" style:font-size-complex="11pt" style:font-style-complex="italic"/>
    </style:style>
    <style:style style:name="P67" style:family="paragraph" style:parent-style-name="Text_20_body" style:list-style-name="L1">
      <style:paragraph-properties fo:line-height="120%" fo:text-align="justify" style:justify-single-word="false" style:writing-mode="page"/>
      <style:text-properties style:font-name="Verdana" fo:font-size="11pt" fo:font-style="normal" style:text-underline-style="none" fo:font-weight="normal" officeooo:rsid="0030cea6" officeooo:paragraph-rsid="0030cea6" style:font-size-asian="9.60000038146973pt" style:font-style-asian="normal" style:font-weight-asian="normal" style:font-size-complex="11pt" style:font-style-complex="normal" style:font-weight-complex="normal"/>
    </style:style>
    <style:style style:name="P68" style:family="paragraph" style:parent-style-name="Text_20_body" style:list-style-name="L2">
      <style:paragraph-properties fo:line-height="120%" fo:text-align="justify" style:justify-single-word="false" style:writing-mode="page"/>
      <style:text-properties style:font-name="Verdana" fo:font-size="11pt" fo:font-style="normal" style:text-underline-style="none" fo:font-weight="normal" officeooo:rsid="0031a14e" officeooo:paragraph-rsid="0031a14e" style:font-size-asian="9.60000038146973pt" style:font-style-asian="normal" style:font-weight-asian="normal" style:font-size-complex="11pt" style:font-style-complex="normal" style:font-weight-complex="normal"/>
    </style:style>
    <style:style style:name="P69"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34191e" officeooo:paragraph-rsid="003cedaf" style:font-size-asian="9.60000038146973pt" style:font-style-asian="normal" style:font-weight-asian="normal" style:font-size-complex="11pt" style:font-style-complex="normal" style:font-weight-complex="normal"/>
    </style:style>
    <style:style style:name="P70" style:family="paragraph" style:parent-style-name="Text_20_body" style:list-style-name="L3">
      <style:paragraph-properties fo:line-height="120%" fo:text-align="justify" style:justify-single-word="false" style:writing-mode="page"/>
      <style:text-properties style:font-name="Verdana" fo:font-size="11pt" fo:font-style="normal" style:text-underline-style="none" fo:font-weight="normal" officeooo:rsid="003cfa2b" officeooo:paragraph-rsid="003cfa2b" style:font-size-asian="9.60000038146973pt" style:font-style-asian="normal" style:font-weight-asian="normal" style:font-size-complex="11pt" style:font-style-complex="normal" style:font-weight-complex="normal"/>
    </style:style>
    <style:style style:name="P71" style:family="paragraph" style:parent-style-name="Text_20_body">
      <style:paragraph-properties fo:line-height="120%" fo:text-align="justify" style:justify-single-word="false" style:writing-mode="page"/>
      <style:text-properties style:font-name="Verdana" fo:font-size="11pt" fo:font-style="normal" style:text-underline-style="none" fo:font-weight="normal" officeooo:rsid="004be32d" officeooo:paragraph-rsid="00521f95" style:font-size-asian="9.60000038146973pt" style:font-style-asian="normal" style:font-weight-asian="normal" style:font-size-complex="11pt" style:font-style-complex="normal" style:font-weight-complex="normal"/>
    </style:style>
    <style:style style:name="P72" style:family="paragraph" style:parent-style-name="Text_20_body">
      <style:paragraph-properties fo:line-height="120%" fo:text-align="justify" style:justify-single-word="false" style:writing-mode="page"/>
      <style:text-properties fo:color="#666666" style:font-name="Verdana" fo:font-size="13.5pt" fo:font-style="italic" style:text-underline-style="solid" style:text-underline-width="auto" style:text-underline-color="font-color" fo:font-weight="normal" officeooo:rsid="004a954d" officeooo:paragraph-rsid="004a954d" style:font-size-asian="13.5pt" style:font-style-asian="italic" style:font-weight-asian="normal" style:font-size-complex="13.5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officeooo:rsid="0025ee28" style:font-style-asian="italic" style:font-style-complex="italic"/>
    </style:style>
    <style:style style:name="T3" style:family="text">
      <style:text-properties fo:font-style="italic" officeooo:rsid="003303bc" style:font-style-asian="italic" style:font-style-complex="italic"/>
    </style:style>
    <style:style style:name="T4" style:family="text">
      <style:text-properties fo:font-style="italic" officeooo:rsid="00353054" style:font-style-asian="italic" style:font-style-complex="italic"/>
    </style:style>
    <style:style style:name="T5" style:family="text">
      <style:text-properties fo:font-style="italic" officeooo:rsid="003cedaf" style:font-style-asian="italic" style:font-style-complex="italic"/>
    </style:style>
    <style:style style:name="T6" style:family="text">
      <style:text-properties fo:font-style="italic" officeooo:rsid="003fce8f" style:font-style-asian="italic" style:font-style-complex="italic"/>
    </style:style>
    <style:style style:name="T7" style:family="text">
      <style:text-properties fo:font-style="italic" officeooo:rsid="0041443c" style:font-style-asian="italic" style:font-style-complex="italic"/>
    </style:style>
    <style:style style:name="T8" style:family="text">
      <style:text-properties fo:font-style="italic" officeooo:rsid="0047ee08" style:font-style-asian="italic" style:font-style-complex="italic"/>
    </style:style>
    <style:style style:name="T9" style:family="text">
      <style:text-properties fo:font-style="italic" officeooo:rsid="004cfe37" style:font-style-asian="italic" style:font-style-complex="italic"/>
    </style:style>
    <style:style style:name="T10" style:family="text">
      <style:text-properties fo:font-style="italic" officeooo:rsid="004fcfc9" style:font-style-asian="italic" style:font-style-complex="italic"/>
    </style:style>
    <style:style style:name="T11" style:family="text">
      <style:text-properties fo:font-style="italic" officeooo:rsid="00521f95" style:font-style-asian="italic" style:font-style-complex="italic"/>
    </style:style>
    <style:style style:name="T12" style:family="text">
      <style:text-properties fo:font-style="italic" officeooo:rsid="00541592" style:font-style-asian="italic" style:font-style-complex="italic"/>
    </style:style>
    <style:style style:name="T13" style:family="text">
      <style:text-properties fo:font-style="italic" style:text-underline-style="none" fo:font-weight="bold" style:font-style-asian="italic" style:font-weight-asian="bold" style:font-style-complex="italic" style:font-weight-complex="bold"/>
    </style:style>
    <style:style style:name="T14" style:family="text">
      <style:text-properties fo:font-style="italic" style:text-underline-style="none" fo:font-weight="bold" officeooo:rsid="0017bb94" style:font-style-asian="italic" style:font-weight-asian="bold" style:font-style-complex="italic" style:font-weight-complex="bold"/>
    </style:style>
    <style:style style:name="T15" style:family="text">
      <style:text-properties fo:font-style="italic" style:text-underline-style="none" fo:font-weight="bold" officeooo:rsid="001aeb6a" style:font-style-asian="italic" style:font-weight-asian="bold" style:font-style-complex="italic" style:font-weight-complex="bold"/>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none" fo:font-weight="normal" officeooo:rsid="001c72e6" style:font-style-asian="italic" style:font-weight-asian="normal" style:font-style-complex="italic" style:font-weight-complex="normal"/>
    </style:style>
    <style:style style:name="T18" style:family="text">
      <style:text-properties fo:font-style="italic" style:text-underline-style="none" fo:font-weight="normal" officeooo:rsid="001ab1a5" style:font-style-asian="italic" style:font-weight-asian="normal" style:font-style-complex="italic" style:font-weight-complex="normal"/>
    </style:style>
    <style:style style:name="T19" style:family="text">
      <style:text-properties fo:font-style="italic" style:text-underline-style="none" fo:font-weight="normal" officeooo:rsid="001aeb6a" style:font-style-asian="italic" style:font-weight-asian="normal" style:font-style-complex="italic"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officeooo:rsid="0047ee08"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17bb94" style:font-style-asian="normal" style:font-style-complex="normal"/>
    </style:style>
    <style:style style:name="T24" style:family="text">
      <style:text-properties fo:font-style="normal" officeooo:rsid="0025d9bc" style:font-style-asian="normal" style:font-style-complex="normal"/>
    </style:style>
    <style:style style:name="T25" style:family="text">
      <style:text-properties fo:font-style="normal" officeooo:rsid="0025ee28" style:font-style-asian="normal" style:font-style-complex="normal"/>
    </style:style>
    <style:style style:name="T26" style:family="text">
      <style:text-properties fo:font-style="normal" officeooo:rsid="003303bc" style:font-style-asian="normal" style:font-style-complex="normal"/>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fo:font-style="normal" style:text-underline-style="none" fo:font-weight="bold" officeooo:rsid="0017bb94" style:font-style-asian="normal" style:font-weight-asian="bold" style:font-style-complex="normal" style:font-weight-complex="bold"/>
    </style:style>
    <style:style style:name="T29" style:family="text">
      <style:text-properties fo:font-style="normal" style:text-underline-style="none" fo:font-weight="bold" officeooo:rsid="00218158" style:font-style-asian="normal" style:font-weight-asian="bold" style:font-style-complex="normal" style:font-weight-complex="bold"/>
    </style:style>
    <style:style style:name="T30" style:family="text">
      <style:text-properties fo:font-style="normal" style:text-underline-style="none" fo:font-weight="bold" officeooo:rsid="002877ad" style:font-style-asian="normal" style:font-weight-asian="bold" style:font-style-complex="normal" style:font-weight-complex="bold"/>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style:text-underline-style="none" fo:font-weight="normal" officeooo:rsid="001ab1a5" style:font-style-asian="normal" style:font-weight-asian="normal" style:font-style-complex="normal" style:font-weight-complex="normal"/>
    </style:style>
    <style:style style:name="T33" style:family="text">
      <style:text-properties fo:font-style="normal" style:text-underline-style="none" fo:font-weight="normal" officeooo:rsid="001c72e6" style:font-style-asian="normal" style:font-weight-asian="normal" style:font-style-complex="normal" style:font-weight-complex="normal"/>
    </style:style>
    <style:style style:name="T34" style:family="text">
      <style:text-properties fo:font-style="normal" style:text-underline-style="none" fo:font-weight="normal" officeooo:rsid="001f0bd9" style:font-style-asian="normal" style:font-weight-asian="normal" style:font-style-complex="normal" style:font-weight-complex="normal"/>
    </style:style>
    <style:style style:name="T35" style:family="text">
      <style:text-properties fo:font-style="normal" style:text-underline-style="none" fo:font-weight="normal" officeooo:rsid="00218158" style:font-style-asian="normal" style:font-weight-asian="normal" style:font-style-complex="normal" style:font-weight-complex="normal"/>
    </style:style>
    <style:style style:name="T36" style:family="text">
      <style:text-properties fo:font-style="normal" style:text-underline-style="none" fo:font-weight="normal" officeooo:rsid="0025ee28" style:font-style-asian="normal" style:font-weight-asian="normal" style:font-style-complex="normal" style:font-weight-complex="normal"/>
    </style:style>
    <style:style style:name="T37" style:family="text">
      <style:text-properties fo:font-style="normal" style:text-underline-style="none" fo:font-weight="normal" officeooo:rsid="00270298" style:font-style-asian="normal" style:font-weight-asian="normal" style:font-style-complex="normal" style:font-weight-complex="normal"/>
    </style:style>
    <style:style style:name="T38" style:family="text">
      <style:text-properties fo:font-style="normal" style:text-underline-style="none" fo:font-weight="normal" officeooo:rsid="002877ad" style:font-style-asian="normal" style:font-weight-asian="normal" style:font-style-complex="normal" style:font-weight-complex="normal"/>
    </style:style>
    <style:style style:name="T39" style:family="text">
      <style:text-properties fo:font-style="normal" style:text-underline-style="none" fo:font-weight="normal" officeooo:rsid="002c6f2d" style:font-style-asian="normal" style:font-weight-asian="normal" style:font-style-complex="normal" style:font-weight-complex="normal"/>
    </style:style>
    <style:style style:name="T40" style:family="text">
      <style:text-properties style:text-underline-style="none" fo:font-weight="bold" officeooo:rsid="0017bb94" style:font-weight-asian="bold" style:font-weight-complex="bold"/>
    </style:style>
    <style:style style:name="T41" style:family="text">
      <style:text-properties style:text-underline-style="none" fo:font-weight="bold" officeooo:rsid="001aeb6a" style:font-weight-asian="bold" style:font-weight-complex="bold"/>
    </style:style>
    <style:style style:name="T42" style:family="text">
      <style:text-properties style:text-underline-style="none" fo:font-weight="normal" officeooo:rsid="001aeb6a" style:font-weight-asian="normal" style:font-weight-complex="normal"/>
    </style:style>
    <style:style style:name="T43" style:family="text">
      <style:text-properties style:text-underline-style="none" fo:font-weight="normal" officeooo:rsid="0025ee28" style:font-weight-asian="normal" style:font-weight-complex="normal"/>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fo:color="#ff3333"/>
    </style:style>
    <style:style style:name="T47" style:family="text">
      <style:text-properties fo:color="#ff3333" fo:font-size="9pt" fo:font-style="normal" style:text-underline-style="none" fo:font-weight="normal" style:font-size-asian="9pt" style:font-style-asian="normal" style:font-weight-asian="normal" style:font-size-complex="9pt" style:font-style-complex="normal" style:font-weight-complex="normal"/>
    </style:style>
    <style:style style:name="T48" style:family="text">
      <style:text-properties fo:color="#ff3333" officeooo:rsid="002e2ea1"/>
    </style:style>
    <style:style style:name="T49" style:family="text">
      <style:text-properties fo:font-size="10pt" style:font-size-asian="10pt" style:font-size-complex="10pt"/>
    </style:style>
    <style:style style:name="T50" style:family="text">
      <style:text-properties fo:font-size="10pt" officeooo:rsid="003a1690" style:font-size-asian="10pt" style:font-size-complex="10pt"/>
    </style:style>
    <style:style style:name="T51" style:family="text">
      <style:text-properties fo:font-size="10pt" officeooo:rsid="00521f95" style:font-size-asian="10pt" style:font-size-complex="10pt"/>
    </style:style>
    <style:style style:name="T52"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53" style:family="text">
      <style:text-properties fo:font-size="10pt" fo:font-style="normal" style:text-underline-style="none" fo:font-weight="normal" officeooo:rsid="001e67d4" style:font-size-asian="10pt" style:font-style-asian="normal" style:font-weight-asian="normal" style:font-size-complex="10pt" style:font-style-complex="normal" style:font-weight-complex="normal"/>
    </style:style>
    <style:style style:name="T54" style:family="text">
      <style:text-properties fo:font-size="10pt" fo:font-style="normal" style:text-underline-style="none" fo:font-weight="normal" officeooo:rsid="00218158" style:font-size-asian="10pt" style:font-style-asian="normal" style:font-weight-asian="normal" style:font-size-complex="10pt" style:font-style-complex="normal" style:font-weight-complex="normal"/>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0pt" fo:font-weight="bold" officeooo:rsid="00521f95" style:font-size-asian="10pt" style:font-weight-asian="bold" style:font-size-complex="10pt" style:font-weight-complex="bold"/>
    </style:style>
    <style:style style:name="T57" style:family="text">
      <style:text-properties officeooo:rsid="001e67d4"/>
    </style:style>
    <style:style style:name="T58" style:family="text">
      <style:text-properties officeooo:rsid="001f0bd9"/>
    </style:style>
    <style:style style:name="T59" style:family="text">
      <style:text-properties officeooo:rsid="0025ee28"/>
    </style:style>
    <style:style style:name="T60" style:family="text">
      <style:text-properties style:font-name="Verdana" fo:font-style="normal" style:text-underline-style="none" fo:font-weight="normal" officeooo:rsid="002877ad" style:font-style-asian="normal" style:font-weight-asian="normal" style:font-style-complex="normal" style:font-weight-complex="normal"/>
    </style:style>
    <style:style style:name="T61" style:family="text">
      <style:text-properties style:font-name="Verdana" fo:font-style="normal" style:text-underline-style="none" fo:font-weight="normal" officeooo:rsid="00292793" style:font-style-asian="normal" style:font-weight-asian="normal" style:font-style-complex="normal" style:font-weight-complex="normal"/>
    </style:style>
    <style:style style:name="T62" style:family="text">
      <style:text-properties style:font-name="Verdana" fo:font-size="9.5pt" fo:font-style="normal" officeooo:rsid="0052fcbc" style:font-size-asian="9.5pt" style:font-style-asian="normal" style:font-size-complex="9.5pt" style:font-style-complex="normal"/>
    </style:style>
    <style:style style:name="T63" style:family="text">
      <style:text-properties fo:font-weight="bold" style:font-weight-asian="bold" style:font-weight-complex="bold"/>
    </style:style>
    <style:style style:name="T64" style:family="text">
      <style:text-properties fo:font-weight="bold" officeooo:rsid="003fce8f" style:font-weight-asian="bold" style:font-weight-complex="bold"/>
    </style:style>
    <style:style style:name="T65" style:family="text">
      <style:text-properties fo:font-weight="bold" officeooo:rsid="004e00c7" style:font-weight-asian="bold" style:font-weight-complex="bold"/>
    </style:style>
    <style:style style:name="T66" style:family="text">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T67" style:family="text">
      <style:text-properties fo:font-size="9pt" fo:font-style="normal" style:text-underline-style="none" fo:font-weight="normal" officeooo:rsid="00270298" style:font-size-asian="9pt" style:font-style-asian="normal" style:font-weight-asian="normal" style:font-size-complex="9pt" style:font-style-complex="normal" style:font-weight-complex="normal"/>
    </style:style>
    <style:style style:name="T68" style:family="text">
      <style:text-properties fo:font-size="9pt" fo:font-style="italic" style:text-underline-style="none" fo:font-weight="normal" style:font-size-asian="9pt" style:font-style-asian="italic" style:font-weight-asian="normal" style:font-size-complex="9pt" style:font-style-complex="italic" style:font-weight-complex="normal"/>
    </style:style>
    <style:style style:name="T69" style:family="text">
      <style:text-properties fo:font-size="9pt" fo:font-style="italic" style:text-underline-style="none" fo:font-weight="normal" officeooo:rsid="00270298" style:font-size-asian="9pt" style:font-style-asian="italic" style:font-weight-asian="normal" style:font-size-complex="9pt" style:font-style-complex="italic" style:font-weight-complex="normal"/>
    </style:style>
    <style:style style:name="T70" style:family="text">
      <style:text-properties officeooo:rsid="00296966"/>
    </style:style>
    <style:style style:name="T71" style:family="text">
      <style:text-properties officeooo:rsid="002b8f4f"/>
    </style:style>
    <style:style style:name="T72" style:family="text">
      <style:text-properties fo:color="#00cc00"/>
    </style:style>
    <style:style style:name="T73" style:family="text">
      <style:text-properties fo:color="#00cc00" officeooo:rsid="002e2ea1"/>
    </style:style>
    <style:style style:name="T74" style:family="text">
      <style:text-properties officeooo:rsid="0031a14e"/>
    </style:style>
    <style:style style:name="T75" style:family="text">
      <style:text-properties fo:color="#999999" fo:font-size="10pt" style:font-size-asian="10pt" style:font-size-complex="10pt"/>
    </style:style>
    <style:style style:name="T76" style:family="text">
      <style:text-properties fo:color="#999999" style:text-underline-style="solid" style:text-underline-width="auto" style:text-underline-color="font-color" fo:font-weight="bold" style:font-weight-asian="bold" style:font-weight-complex="bold"/>
    </style:style>
    <style:style style:name="T77" style:family="text">
      <style:text-properties officeooo:rsid="003303bc"/>
    </style:style>
    <style:style style:name="T78" style:family="text">
      <style:text-properties fo:color="#000000"/>
    </style:style>
    <style:style style:name="T79" style:family="text">
      <style:text-properties fo:color="#000000" fo:font-style="italic" style:font-style-asian="italic" style:font-style-complex="italic"/>
    </style:style>
    <style:style style:name="T80" style:family="text">
      <style:text-properties officeooo:rsid="0034191e"/>
    </style:style>
    <style:style style:name="T81" style:family="text">
      <style:text-properties officeooo:rsid="00353054"/>
    </style:style>
    <style:style style:name="T82" style:family="text">
      <style:text-properties officeooo:rsid="003b24c8"/>
    </style:style>
    <style:style style:name="T83" style:family="text">
      <style:text-properties officeooo:rsid="003cedaf"/>
    </style:style>
    <style:style style:name="T84" style:family="text">
      <style:text-properties officeooo:rsid="003ea449"/>
    </style:style>
    <style:style style:name="T85" style:family="text">
      <style:text-properties officeooo:rsid="003fce8f"/>
    </style:style>
    <style:style style:name="T86" style:family="text">
      <style:text-properties officeooo:rsid="0041443c"/>
    </style:style>
    <style:style style:name="T87" style:family="text">
      <style:text-properties fo:font-size="10.5pt" style:font-size-asian="10.5pt" style:font-size-complex="10.5pt"/>
    </style:style>
    <style:style style:name="T88" style:family="text">
      <style:text-properties fo:font-size="10.5pt" officeooo:rsid="0043a940" style:font-size-asian="10.5pt" style:font-size-complex="10.5pt"/>
    </style:style>
    <style:style style:name="T89" style:family="text">
      <style:text-properties fo:font-size="10.5pt" officeooo:rsid="0041443c" style:font-size-asian="10.5pt" style:font-size-complex="10.5pt"/>
    </style:style>
    <style:style style:name="T90" style:family="text">
      <style:text-properties officeooo:rsid="004249f1"/>
    </style:style>
    <style:style style:name="T91" style:family="text">
      <style:text-properties fo:color="#4f2525" style:font-name="Verdana" fo:font-size="10.5pt" fo:font-style="normal" style:text-underline-style="solid" style:text-underline-width="auto" style:text-underline-color="font-color" fo:font-weight="bold" officeooo:rsid="00453fca" style:font-size-asian="10.5pt" style:font-style-asian="normal" style:font-weight-asian="bold" style:font-size-complex="10.5pt" style:font-style-complex="normal" style:font-weight-complex="bold"/>
    </style:style>
    <style:style style:name="T92" style:family="text">
      <style:text-properties fo:color="#4f2525" style:font-name="Verdana" fo:font-size="10.5pt" fo:font-style="normal" style:text-underline-style="none" fo:font-weight="normal" officeooo:rsid="00453fca" style:font-size-asian="10.5pt" style:font-style-asian="normal" style:font-weight-asian="normal" style:font-size-complex="10.5pt" style:font-style-complex="normal" style:font-weight-complex="normal"/>
    </style:style>
    <style:style style:name="T93" style:family="text">
      <style:text-properties fo:color="#4f2525" style:font-name="Verdana" fo:font-size="10.5pt" fo:font-style="normal" style:text-underline-style="none" fo:font-weight="normal" officeooo:rsid="0045c3de" style:font-size-asian="10.5pt" style:font-style-asian="normal" style:font-weight-asian="normal" style:font-size-complex="10.5pt" style:font-style-complex="normal" style:font-weight-complex="normal"/>
    </style:style>
    <style:style style:name="T94" style:family="text">
      <style:text-properties fo:color="#4f2525" style:font-name="Verdana" fo:font-size="10.5pt" fo:font-style="italic" style:text-underline-style="none" fo:font-weight="normal" officeooo:rsid="00453fca" style:font-size-asian="10.5pt" style:font-style-asian="italic" style:font-weight-asian="normal" style:font-size-complex="10.5pt" style:font-style-complex="italic" style:font-weight-complex="normal"/>
    </style:style>
    <style:style style:name="T95" style:family="text">
      <style:text-properties officeooo:rsid="0047ee08"/>
    </style:style>
    <style:style style:name="T96" style:family="text">
      <style:text-properties officeooo:rsid="00491b8d"/>
    </style:style>
    <style:style style:name="T97" style:family="text">
      <style:text-properties officeooo:rsid="004cfe37"/>
    </style:style>
    <style:style style:name="T98" style:family="text">
      <style:text-properties officeooo:rsid="00505935"/>
    </style:style>
    <style:style style:name="T99" style:family="text">
      <style:text-properties officeooo:rsid="00521f95"/>
    </style:style>
    <style:style style:name="T100" style:family="text">
      <style:text-properties officeooo:rsid="00541592"/>
    </style:style>
    <style:style style:name="T101" style:family="text">
      <style:text-properties officeooo:rsid="0054ff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a 5. Interfaces</text:p>
      <text:p text:style-name="P44"><text:tab/><text:span text:style-name="T40">Definición</text:span></text:p>
      <text:p text:style-name="P2">Una <text:span text:style-name="T44">interfaz</text:span> es una colección de métodos abstractos (contiene solo la signatura o cabecera de dichos métodos, sin el cuerpo) y propiedades <text:span text:style-name="T58">(campos o atributos)</text:span><text:span text:style-name="T22">.</text:span></text:p>
      <text:p text:style-name="P11"><text:span text:style-name="T22">La principal ventaja o el principal uso que tienen las interfaces es el de organizar el código de manera más clara y eficiente, evitando también duplicidades, </text:span><text:span text:style-name="T24">de la misma forma que lo hace la herencia o las clases abstractas. La característica distintiva de las interfaces, es que permiten simular herencia múltiple, </text:span><text:span text:style-name="T25">como se verá más adelante.</text:span></text:p>
      <text:p text:style-name="P14"><text:span text:style-name="T59">T</text:span>ienen algunas ventajas adicionales, como es la de obligar a que todas las clases que las implementen <text:span text:style-name="T58">definan </text:span>los mismo<text:span text:style-name="T58">s</text:span> métodos <text:span text:style-name="T58">(pero con la posibilidad de una implementación particular en cada clase)</text:span>, ofreciendo <text:span text:style-name="T58">así </text:span>uniformidad <text:span text:style-name="T58">en el código</text:span>.</text:p>
      <text:p text:style-name="P14">También sirve para establecer relaciones entre clases en principio independientes. <text:span text:style-name="T57">De esta forma, es posible "agrupar" clases que en principio no lo estaban, y extraer de ellas sus características (campos y/o métodos comunes), simplificando el código y complejidad de las originales. Aplicable por ejemplo a la hora de refactorizar código.</text:span></text:p>
      <text:p text:style-name="P16">Por último, al definir interfaces permitimos la existencia de variables polimórficas y la invocación polimórfica de métodos, igual que con las clases abstractas o la herencia.</text:p>
      <text:p text:style-name="P45"><text:tab/><text:span text:style-name="T40">Implementación</text:span></text:p>
      <text:p text:style-name="P3"><text:span text:style-name="T32">La interfaz </text:span><text:span text:style-name="T18">de una clase</text:span><text:span text:style-name="T32"> </text:span><text:span text:style-name="T34">declara</text:span><text:span text:style-name="T32"> lo que puede y no puede hacer dicha clase, es decir, su </text:span><text:span text:style-name="T39">especificación</text:span><text:span text:style-name="T32">, la manera en que puede ser usada, pero sin mostrar la implementación interna de dicho comportamiento. </text:span><text:span text:style-name="T33">Muestra el </text:span><text:span text:style-name="T17">qué</text:span><text:span text:style-name="T33">, pero no el </text:span><text:span text:style-name="T17">cómo</text:span><text:span text:style-name="T33">. Por otro lado, la implementación es el </text:span><text:span text:style-name="T17">cómo</text:span><text:span text:style-name="T33"> </text:span><text:span text:style-name="T34">la</text:span><text:span text:style-name="T33"> clase ejecuta dicho comportamiento </text:span><text:span text:style-name="T36">de forma interna</text:span><text:span text:style-name="T33">. Es </text:span><text:span text:style-name="T34">decir, define</text:span><text:span text:style-name="T33"> el código completo </text:span><text:span text:style-name="T34">de</text:span><text:span text:style-name="T33"> dicha clase.</text:span></text:p>
      <text:p text:style-name="P13"><text:span text:style-name="T33">En el API de Java, por ejemplo, disponemos de la interfaz </text:span><text:span text:style-name="T17">List</text:span><text:span text:style-name="T33"> que es implementada por las clases </text:span><text:span text:style-name="T17">ArrayList</text:span><text:span text:style-name="T33"> y </text:span><text:span text:style-name="T17">LinkedList</text:span><text:span text:style-name="T33">. </text:span><text:span text:style-name="T31">Misma interfaz, diferentes implementaciones.</text:span></text:p>
      <text:p text:style-name="P4"><text:span text:style-name="T31">Se puede pensar en que la interfaz es la parte </text:span><text:span text:style-name="T16">pública</text:span><text:span text:style-name="T31"> de una clase, mientras que la implementación es la parte </text:span><text:span text:style-name="T16">privada</text:span><text:span text:style-name="T31"> de dicha clase. Sirve para poner en práctica lo que se denomina ocultamiento o encapsulación de la información.</text:span></text:p>
      <text:p text:style-name="P4"><text:span text:style-name="T31">Una buena práctica a la hora de programar, especialmente en proyectos más o menos grandes, es desarrollar primero las interfaces que se van a necesitar, definiendo el comportamiento </text:span><text:span text:style-name="T36">externo </text:span><text:span text:style-name="T31">de las clases, para más tarde hacer su implementación interna. </text:span><text:span text:style-name="T34">Esto aumenta la </text:span><text:span text:style-name="T39">robustez</text:span><text:span text:style-name="T34"> </text:span><text:span text:style-name="T39">y mantenibilidad del código</text:span><text:span text:style-name="T34">.</text:span></text:p>
      <text:p text:style-name="P48">Interfaz / Implementación</text:p>
      <text:p text:style-name="P48">Externa / Interna</text:p>
      <text:p text:style-name="P48"><text:tab/>Público / Privado</text:p>
      <text:p text:style-name="P48"><text:tab/><text:tab/><text:tab/>Declaración / Definición</text:p>
      <text:p text:style-name="P49"><text:span text:style-name="T31"><text:tab/><text:tab/><text:tab/><text:tab/>El </text:span><text:span text:style-name="T16">QUÉ</text:span><text:span text:style-name="T31"> / El </text:span><text:span text:style-name="T16">CÓMO</text:span></text:p>
      <text:p text:style-name="P46"><text:soft-page-break/><text:tab/><text:span text:style-name="T40">Herencia</text:span></text:p>
      <text:p text:style-name="P17">Java no permite herencia múltiple <text:span text:style-name="T59">como tal en sus clases</text:span>. Es decir, una clase puede heredar única y exclusivamente de otra más, pero de <text:span text:style-name="T59">una </text:span>sola, <text:span text:style-name="T59">y no de varias.<text:tab/></text:span></text:p>
      <text:p text:style-name="P18">Sin embargo, es posible simular esta herencia múltiple utilizando precisamente interfaces, las cuales son muy similares a las clases abstractas. <text:span text:style-name="T70">Algunas características de las</text:span> interfaces son:</text:p>
      <text:p text:style-name="P6"><text:span text:style-name="T31">- Una interfaz utiliza la </text:span><text:span text:style-name="T27">palabra clave </text:span><text:span text:style-name="T13">interface</text:span><text:span text:style-name="T31"> en su cabecera, mientras que una clase abstracta utiliza </text:span><text:span text:style-name="T16">abstract class</text:span><text:span text:style-name="T31">.</text:span></text:p>
      <text:p text:style-name="P15"><text:span text:style-name="T43">- P</text:span><text:span text:style-name="T36">ermiten definir </text:span><text:span text:style-name="T42">constantes disponibles para cualquier clase que implemente dicha interfaz. Los atributos o </text:span><text:span text:style-name="T41">campos</text:span><text:span text:style-name="T42"> definidos en una interfaz son </text:span><text:span text:style-name="T15">public static final</text:span><text:span text:style-name="T42"> por defecto, </text:span><text:span text:style-name="T43">sin necesidad de especificarlo así</text:span><text:span text:style-name="T42">. Es decir, accesibles desde cualquier parte del código (</text:span><text:span text:style-name="T19">public</text:span><text:span text:style-name="T42">), estáticos, y por tanto utilizables sin instanciar la clase (</text:span><text:span text:style-name="T19">static</text:span><text:span text:style-name="T42">) y constantes, por lo que no se modifican a lo largo de la ejecución del programa (</text:span><text:span text:style-name="T19">final</text:span><text:span text:style-name="T42">).</text:span></text:p>
      <text:p text:style-name="P5"><text:span text:style-name="T31">- </text:span><text:span text:style-name="T37">En cuanto a l</text:span><text:span text:style-name="T31">os </text:span><text:span text:style-name="T27">métodos</text:span><text:span text:style-name="T31">, son </text:span><text:span text:style-name="T13">public abstract</text:span><text:span text:style-name="T31">, sin necesidad de definirlos como tal, y no pueden ser de otra forma*. Mientras que en una clase abstracta sus métodos pueden ser abstractos, o bien tener definido el cuerpo de la implementación, en una interfaz no se implementa ninguno de los métodos que declara.</text:span><text:span text:style-name="T66"> *</text:span><text:span text:style-name="T67">U</text:span><text:span text:style-name="T66">na </text:span><text:span text:style-name="T47">excepción</text:span><text:span text:style-name="T66">, cuando se habla de interfaces, </text:span><text:span text:style-name="T67">serían los </text:span><text:span text:style-name="T66">métodos </text:span><text:span text:style-name="T68">default </text:span><text:span text:style-name="T69">de Java 8 </text:span><text:span text:style-name="T66">(</text:span><text:span text:style-name="T67">explicados</text:span><text:span text:style-name="T66"> en el siguiente punto).</text:span></text:p>
      <text:p text:style-name="P18">- Una interfaz <text:span text:style-name="T63">no tiene constructor</text:span> de ningún tipo, <text:span text:style-name="T59">no se pueden crear objetos de tipo interfaz</text:span> (no se puede instanciar <text:span text:style-name="T59">de la forma tradicional con el operador </text:span><text:span text:style-name="T2">new()</text:span>).</text:p>
      <text:p text:style-name="P20">Así, por ejemplo, suponiendo que <text:span text:style-name="T1">MiInterfaz</text:span> y <text:span text:style-name="T1">MiClase</text:span> son una interfaz y una clase respectivamente, y que la segunda implementa la primera, nunca se podría hacer:</text:p>
      <text:p text:style-name="P20"><text:tab/><text:span text:style-name="_5f_JavaIdent"><text:span text:style-name="T46">MiInterfaz</text:span></text:span><text:span text:style-name="T46"> </text:span><text:span text:style-name="_5f_JavaIdent"><text:span text:style-name="T46">i</text:span></text:span><text:span text:style-name="_5f_JavaIdent"><text:span text:style-name="T48">f</text:span></text:span><text:span text:style-name="T46"> </text:span><text:span text:style-name="_5f_OOoComputerSpecial"><text:span text:style-name="T46">=</text:span></text:span><text:span text:style-name="T46"> </text:span><text:span text:style-name="_5f_JavaKeyWord"><text:span text:style-name="T46">new</text:span></text:span><text:span text:style-name="T46"> </text:span><text:span text:style-name="_5f_JavaIdent"><text:span text:style-name="T46">MiInterfaz</text:span></text:span><text:span text:style-name="_5f_OOoComputerSpecial"><text:span text:style-name="T46">();</text:span></text:span></text:p>
      <text:p text:style-name="P20">Después del <text:span text:style-name="T1">new</text:span>, siempre tiene que ir una clase que implemente dicha interfaz:</text:p>
      <text:p text:style-name="P20"><text:tab/><text:span text:style-name="_5f_JavaIdent"><text:span text:style-name="T72">MiInterfaz</text:span></text:span><text:span text:style-name="T72"> </text:span><text:span text:style-name="_5f_JavaIdent"><text:span text:style-name="T72">i</text:span></text:span><text:span text:style-name="_5f_JavaIdent"><text:span text:style-name="T73">f</text:span></text:span><text:span text:style-name="T72"> </text:span><text:span text:style-name="_5f_OOoComputerSpecial"><text:span text:style-name="T72">=</text:span></text:span><text:span text:style-name="T72"> </text:span><text:span text:style-name="_5f_JavaKeyWord"><text:span text:style-name="T72">new</text:span></text:span><text:span text:style-name="T72"> </text:span><text:span text:style-name="_5f_JavaIdent"><text:span text:style-name="T72">MiClase</text:span></text:span><text:span text:style-name="_5f_OOoComputerSpecial"><text:span text:style-name="T72">();</text:span></text:span></text:p>
      <text:p text:style-name="P20">Para entender mejor esto, se puede pensar una analogía en la que la interfaz actúa como un adjetivo, por ejemplo el adjetivo <text:span text:style-name="T1">Azul</text:span>. Tiene sentido crear objetos de tipo <text:span text:style-name="T1">CocheAzul</text:span>, o <text:span text:style-name="T1">PelotaAzul</text:span> (clases que implementan la interfaz <text:span text:style-name="T1">Azul</text:span>). Sin embargo, no tendría sentido crear un objeto de tipo <text:span text:style-name="T1">Azul</text:span> a secas, sin saber qué es azul.</text:p>
      <text:p text:style-name="P19">- Una clase puede heredar de una interface, igual que puede hacerlo de una clase abstracta. Las diferencias en este punto son 2.</text:p>
      <text:p text:style-name="P8"><text:span text:style-name="T38">1/ </text:span><text:span text:style-name="T30">U</text:span><text:span text:style-name="T29">na clase puede implementar una o varias interfaces, pero </text:span><text:span text:style-name="T30">sólo </text:span><text:span text:style-name="T29">puede extender </text:span><text:span text:style-name="T30">como máximo </text:span><text:span text:style-name="T29">una clase</text:span><text:span text:style-name="T35"> (abstracta o no). Implementar varios interfaces es lo más parecido que tiene Java a la herencia múltiple.</text:span><text:span text:style-name="T31">. Es decir, una misma clase puede: no heredar, heredar de 1 sola clase, heredar de 1 sola interfaz, heredar de 1 clase y de 1 interfaz, o bien heredar de 1 clase y a su vez de 2 o más interfaces.</text:span></text:p>
      <text:p text:style-name="P7"><text:span text:style-name="T38">2/ </text:span><text:span text:style-name="T30">La</text:span><text:span text:style-name="T27">s clases heredan de diferente manera</text:span><text:span text:style-name="T31">, según </text:span><text:span text:style-name="T38">lo hagan</text:span><text:span text:style-name="T31"> de una clase o de una interfaz. Por ejemplo, aquí tenemos una clase </text:span><text:span text:style-name="T35">que extiende a</text:span><text:span text:style-name="T31"> otra:</text:span></text:p>
      <text:p text:style-name="P8"><text:span text:style-name="_5f_JavaKeyWord"><text:span text:style-name="T52"><text:tab/>public</text:span></text:span><text:span text:style-name="T52"> </text:span><text:span text:style-name="_5f_JavaKeyWord"><text:span text:style-name="T52">class</text:span></text:span><text:span text:style-name="T52"> </text:span><text:span text:style-name="_5f_JavaIdent"><text:span text:style-name="T52">Perro</text:span></text:span><text:span text:style-name="T52"> </text:span><text:span text:style-name="_5f_JavaKeyWord"><text:span text:style-name="T52">extends</text:span></text:span><text:span text:style-name="T52"> </text:span><text:span text:style-name="_5f_JavaIdent"><text:span text:style-name="T52">Animal</text:span></text:span><text:span text:style-name="T52"> </text:span><text:span text:style-name="_5f_OOoComputerSpecial"><text:span text:style-name="T52">{</text:span></text:span><text:span text:style-name="_5f_JavaIdent"><text:span text:style-name="T54"> ... </text:span></text:span><text:span text:style-name="_5f_OOoComputerSpecial"><text:span text:style-name="T52">}</text:span></text:span></text:p>
      <text:p text:style-name="P7"><text:soft-page-break/><text:span text:style-name="T31">Mientras que si </text:span><text:span text:style-name="T35">implementa</text:span><text:span text:style-name="T31"> una interfaz, la signatura de la clase sería:</text:span></text:p>
      <text:p text:style-name="P8"><text:span text:style-name="_5f_JavaKeyWord"><text:span text:style-name="T52"><text:tab/>public</text:span></text:span><text:span text:style-name="T52"> </text:span><text:span text:style-name="_5f_JavaKeyWord"><text:span text:style-name="T52">class</text:span></text:span><text:span text:style-name="T52"> </text:span><text:span text:style-name="_5f_JavaIdent"><text:span text:style-name="T52">Cuadrado</text:span></text:span><text:span text:style-name="T52"> </text:span><text:span text:style-name="_5f_JavaKeyWord"><text:span text:style-name="T52">implements</text:span></text:span><text:span text:style-name="T52"> </text:span><text:span text:style-name="_5f_JavaIdent"><text:span text:style-name="T52">Figura</text:span></text:span><text:span text:style-name="T52"> </text:span><text:span text:style-name="_5f_OOoComputerSpecial"><text:span text:style-name="T52">{</text:span></text:span><text:span text:style-name="_5f_JavaIdent"><text:span text:style-name="T54"> ... </text:span></text:span><text:span text:style-name="_5f_OOoComputerSpecial"><text:span text:style-name="T52">}</text:span></text:span></text:p>
      <text:p text:style-name="P7"><text:span text:style-name="T31">Como se puede ver, </text:span><text:span text:style-name="T27">la diferencia es utilizar </text:span><text:span text:style-name="T13">extends</text:span><text:span text:style-name="T27"> (clase) o </text:span><text:span text:style-name="T13">implements</text:span><text:span text:style-name="T27"> (interfaz)</text:span><text:span text:style-name="T31">. Si una clase hereda de </text:span><text:span text:style-name="T35">otra clase,</text:span><text:span text:style-name="T31"> y además, de una o varias interfaces, la signatura es:</text:span></text:p>
      <text:p text:style-name="P7"><text:span text:style-name="_5f_JavaKeyWord"><text:span text:style-name="T52"><text:tab/>public</text:span></text:span><text:span text:style-name="T52"> </text:span><text:span text:style-name="_5f_JavaKeyWord"><text:span text:style-name="T52">class</text:span></text:span><text:span text:style-name="T52"> </text:span><text:span text:style-name="_5f_JavaIdent"><text:span text:style-name="T53">Navaja</text:span></text:span><text:span text:style-name="T52"> </text:span><text:span text:style-name="_5f_JavaKeyWord"><text:span text:style-name="T52">extends</text:span></text:span><text:span text:style-name="T52"> </text:span><text:span text:style-name="_5f_JavaIdent"><text:span text:style-name="T53">Cuchillo</text:span></text:span><text:span text:style-name="T52"> </text:span><text:span text:style-name="_5f_JavaKeyWord"><text:span text:style-name="T52">implements</text:span></text:span><text:span text:style-name="T52"> </text:span><text:span text:style-name="_5f_JavaIdent"><text:span text:style-name="T53">Herramienta</text:span></text:span><text:span text:style-name="_5f_OOoComputerSpecial"><text:span text:style-name="T52">,</text:span></text:span><text:span text:style-name="T52"> </text:span><text:span text:style-name="_5f_JavaIdent"><text:span text:style-name="T53">Arma </text:span></text:span><text:span text:style-name="_5f_JavaIdent"><text:span text:style-name="T54">{ ... </text:span></text:span><text:span text:style-name="_5f_OOoComputerSpecial"><text:span text:style-name="T53">}</text:span></text:span></text:p>
      <text:p text:style-name="P9"><text:span text:style-name="_5f_OOoComputerSpecial"><text:span text:style-name="T60">- Si una clase implementa una interfaz, </text:span></text:span><text:span text:style-name="_5f_OOoComputerSpecial"><text:span text:style-name="T61">se dan 2 escenarios. O</text:span></text:span><text:span text:style-name="_5f_OOoComputerSpecial"><text:span text:style-name="T60"> bien implementa todos los métodos de dicha interfaz, o bien se trata de una clase abstracta que solo implementa parte o ninguno de los métodos de dicha interfaz, y delega su implementación a las clases inferiores.</text:span></text:span></text:p>
      <text:p text:style-name="P10"><text:span text:style-name="_5f_OOoComputerSpecial"><text:span text:style-name="T91">NOTA:</text:span></text:span><text:span text:style-name="_5f_OOoComputerSpecial"><text:span text:style-name="T92"> una interfaz no puede implementar (</text:span></text:span><text:span text:style-name="_5f_OOoComputerSpecial"><text:span text:style-name="T94">implements</text:span></text:span><text:span text:style-name="_5f_OOoComputerSpecial"><text:span text:style-name="T92">) otra interfaz, puesto que las interfaces, por definición, no contienen implementación. Pero una interfaz si que puede extender (</text:span></text:span><text:span text:style-name="_5f_OOoComputerSpecial"><text:span text:style-name="T94">extends</text:span></text:span><text:span text:style-name="_5f_OOoComputerSpecial"><text:span text:style-name="T92">) a otra interfaz, delegando la implementación hacia </text:span></text:span><text:span text:style-name="_5f_OOoComputerSpecial"><text:span text:style-name="T93">clases inferiores</text:span></text:span><text:span text:style-name="_5f_OOoComputerSpecial"><text:span text:style-name="T92">.</text:span></text:span></text:p>
      <text:p text:style-name="P42">¿Cómo saber si una clase es candidata a ser definida como una interfaz?</text:p>
      <text:p text:style-name="P12">a) Si necesitamos algún método con cuerpo ya sabemos que no va a ser una interfaz porque todos los métodos de una interfaz han de ser abstractos. <text:span text:style-name="T77">Encontramos una excepción a esto con los métodos </text:span><text:span text:style-name="T3">default</text:span><text:span text:style-name="T26">.</text:span></text:p>
      <text:p text:style-name="P12">b) Si necesitamos que una clase “herede” de más de una superclase <text:span text:style-name="T71">(herencia múltiple)</text:span>, esas superclases son candidatas a ser interfaces.</text:p>
      <text:p text:style-name="P12">c) <text:span text:style-name="T71">A veces</text:span> es igual de <text:span text:style-name="T71">aceptable</text:span> definir una clase como interfaz que como clase abstracta, pero <text:span text:style-name="T71">en estos casos</text:span> <text:span text:style-name="T71">se prefiere </text:span>optar por una interfaz, porque es más flexible y extensible: nos <text:span text:style-name="T71">permite </text:span>que una clase implemente varias interfaces. En cambio, una clase no puede heredar de varias clases <text:span text:style-name="T71">abstractas</text:span>.</text:p>
      <text:p text:style-name="P47"><text:tab/><text:span text:style-name="T40">Métodos </text:span><text:span text:style-name="T14">default</text:span></text:p>
      <text:p text:style-name="P21">Los métodos <text:span text:style-name="T1">default</text:span> permiten proporcionar la implementación por defecto para un método en una interfaz, de tal forma que si por ejemplo tenemos un conjunto de clases tipo: interfaz + clases que la implementan, se podría añadir un nuev<text:span text:style-name="T77">o</text:span> <text:span text:style-name="T77">método </text:span>a la interfaz, sin tener que modificar todas las clases hijas. <text:span text:style-name="T77">Es decir, permiten añadir, a posteriori, funcionalidades a una interfaz, sin "romper" y tener que reescribir las clases hijas que la implementan. Por tanto, se aumenta la mantenibilidad de código.</text:span></text:p>
      <text:p text:style-name="P25">También se les conoce como <text:span text:style-name="T1">Defender Methods</text:span> o <text:span text:style-name="T1">Virtual <text:tab/>Extension Methods</text:span>.</text:p>
      <text:p text:style-name="P22">Cuando una clase implementa una interfaz que contiene un método <text:span text:style-name="T1">default</text:span>, se puede dar uno de los siguientes casos:</text:p>
      <text:list xml:id="list1778962103543046922" text:style-name="L1">
        <text:list-item>
          <text:p text:style-name="P67">Si no se menciona el método <text:span text:style-name="T1">default</text:span> en dicha clase, se utiliza la implementanción por defecto del interfaz.</text:p>
        </text:list-item>
        <text:list-item>
          <text:p text:style-name="P67">El método <text:span text:style-name="T1">default </text:span>se puede volver a hacer abstracto redefiniendo el método como <text:span text:style-name="T1">abstract</text:span> en la clase que implemente la interfaz, delegando así su implementación final a otra clase aún inferior en la jerarquía, que herede de la clase de la que hablamos.</text:p>
        </text:list-item>
        <text:list-item>
          <text:p text:style-name="P67"><text:soft-page-break/>Se puede redefinir el método de forma similar a la que se sobrescriben los métodos en cualquier otro ámbito de la herencia de clases.</text:p>
        </text:list-item>
        <text:list-item>
          <text:p text:style-name="P67">Cuando una clase implementa dos interfaces que tienen definido un método default con la misma signatura (declaración) es necesario redefinir el método en la clase <text:span text:style-name="T74">hija </text:span>e indicar a que interfaz se llama de los dos, <text:span text:style-name="T95">o bien redefinir el método con un comportamiento nuevo</text:span>. <text:span text:style-name="T74">De lo contrario, el compilador indicará un error en tiempo de compilación. Esto se conoce como el </text:span><text:span text:style-name="T21">diamon problem</text:span><text:span text:style-name="T8"> </text:span><text:span text:style-name="T95">cuando hablamos de herencia múltiple. </text:span>Un ejemplo:</text:p>
        </text:list-item>
      </text:list>
      <text:p text:style-name="P50"><text:span text:style-name="_5f_JavaKeyWord"><text:span text:style-name="T49">public</text:span></text:span><text:span text:style-name="T49"> </text:span><text:span text:style-name="_5f_JavaKeyWord"><text:span text:style-name="T49">interface</text:span></text:span><text:span text:style-name="T49"> </text:span><text:span text:style-name="_5f_JavaIdent"><text:span text:style-name="T49">Persona</text:span></text:span><text:span text:style-name="T49"> </text:span><text:span text:style-name="_5f_OOoComputerSpecial"><text:span text:style-name="T49">{</text:span></text:span></text:p>
      <text:p text:style-name="P50"><text:span text:style-name="T49"><text:s text:c="4"/></text:span><text:span text:style-name="_5f_JavaKeyWord"><text:span text:style-name="T49">default</text:span></text:span><text:span text:style-name="T49"> </text:span><text:span text:style-name="_5f_JavaKeyWord"><text:span text:style-name="T49">void</text:span></text:span><text:span text:style-name="T49"> </text:span><text:span text:style-name="_5f_JavaIdent"><text:span text:style-name="T49">saludar</text:span></text:span><text:span text:style-name="_5f_OOoComputerSpecial"><text:span text:style-name="T49">()</text:span></text:span><text:span text:style-name="T49"> </text:span><text:span text:style-name="_5f_OOoComputerSpecial"><text:span text:style-name="T49">{</text:span></text:span></text:p>
      <text:p text:style-name="P51"><text:span text:style-name="T49"><text:s text:c="8"/></text:span><text:span text:style-name="_5f_JavaIdent"><text:span text:style-name="T49">System.out.println</text:span></text:span><text:span text:style-name="_5f_OOoComputerSpecial"><text:span text:style-name="T49">(</text:span></text:span><text:span text:style-name="_5f_JavaLiteral"><text:span text:style-name="T49">"Hola, soy una persona."</text:span></text:span><text:span text:style-name="_5f_OOoComputerSpecial"><text:span text:style-name="T49">); }</text:span></text:span></text:p>
      <text:p text:style-name="P51"><text:span text:style-name="_5f_OOoComputerSpecial"><text:span text:style-name="T49">}</text:span></text:span></text:p>
      <text:p text:style-name="P50"><text:span text:style-name="_5f_JavaKeyWord"><text:span text:style-name="T49">public</text:span></text:span><text:span text:style-name="T49"> </text:span><text:span text:style-name="_5f_JavaKeyWord"><text:span text:style-name="T49">interface</text:span></text:span><text:span text:style-name="T49"> </text:span><text:span text:style-name="_5f_JavaIdent"><text:span text:style-name="T49">Hombre</text:span></text:span><text:span text:style-name="T49"> </text:span><text:span text:style-name="_5f_OOoComputerSpecial"><text:span text:style-name="T49">{</text:span></text:span></text:p>
      <text:p text:style-name="P50"><text:span text:style-name="T49"><text:s text:c="4"/></text:span><text:span text:style-name="_5f_JavaKeyWord"><text:span text:style-name="T49">default</text:span></text:span><text:span text:style-name="T49"> </text:span><text:span text:style-name="_5f_JavaKeyWord"><text:span text:style-name="T49">void</text:span></text:span><text:span text:style-name="T49"> </text:span><text:span text:style-name="_5f_JavaIdent"><text:span text:style-name="T49">saludar</text:span></text:span><text:span text:style-name="_5f_OOoComputerSpecial"><text:span text:style-name="T49">()</text:span></text:span><text:span text:style-name="T49"> </text:span><text:span text:style-name="_5f_OOoComputerSpecial"><text:span text:style-name="T49">{</text:span></text:span></text:p>
      <text:p text:style-name="P51"><text:span text:style-name="T49"><text:s text:c="8"/></text:span><text:span text:style-name="_5f_JavaIdent"><text:span text:style-name="T49">System.out.println</text:span></text:span><text:span text:style-name="_5f_OOoComputerSpecial"><text:span text:style-name="T49">(</text:span></text:span><text:span text:style-name="_5f_JavaLiteral"><text:span text:style-name="T49">"Hola, soy un hombre."</text:span></text:span><text:span text:style-name="_5f_OOoComputerSpecial"><text:span text:style-name="T49">); }</text:span></text:span></text:p>
      <text:p text:style-name="P51"><text:span text:style-name="_5f_OOoComputerSpecial"><text:span text:style-name="T49">}</text:span></text:span></text:p>
      <text:p text:style-name="P50"><text:span text:style-name="_5f_JavaKeyWord"><text:span text:style-name="T49">public</text:span></text:span><text:span text:style-name="T49"> </text:span><text:span text:style-name="_5f_JavaKeyWord"><text:span text:style-name="T49">class</text:span></text:span><text:span text:style-name="T49"> </text:span><text:span text:style-name="_5f_JavaIdent"><text:span text:style-name="T49">Pedro</text:span></text:span><text:span text:style-name="T49"> </text:span><text:span text:style-name="_5f_JavaKeyWord"><text:span text:style-name="T49">implements</text:span></text:span><text:span text:style-name="T49"> </text:span><text:span text:style-name="_5f_JavaIdent"><text:span text:style-name="T49">Persona</text:span></text:span><text:span text:style-name="_5f_OOoComputerSpecial"><text:span text:style-name="T49">,</text:span></text:span><text:span text:style-name="T49"> </text:span><text:span text:style-name="_5f_JavaIdent"><text:span text:style-name="T49">Hombre</text:span></text:span><text:span text:style-name="T49"> </text:span><text:span text:style-name="_5f_OOoComputerSpecial"><text:span text:style-name="T49">{</text:span></text:span></text:p>
      <text:p text:style-name="P50"><text:span text:style-name="_5f_OOoComputerSpecial"><text:span text:style-name="T49"><text:s text:c="2"/></text:span></text:span><text:span text:style-name="_5f_OOoComputerSpecial"><text:span text:style-name="T75">// Pedro implementa dos interfaces con un método del mismo nombre.</text:span></text:span></text:p>
      <text:p text:style-name="P50"><text:span text:style-name="_5f_OOoComputerSpecial"><text:span text:style-name="T75"><text:s text:c="2"/>// Debe redefinir dicho método con una implementación propia,</text:span></text:span></text:p>
      <text:p text:style-name="P50"><text:span text:style-name="_5f_OOoComputerSpecial"><text:span text:style-name="T75"><text:s text:c="2"/>// o indicando a qué interfaz se llama en este caso</text:span></text:span></text:p>
      <text:p text:style-name="P50"><text:span text:style-name="T49"><text:s text:c="4"/></text:span><text:span text:style-name="_5f_JavaKeyWord"><text:span text:style-name="T49">public</text:span></text:span><text:span text:style-name="T49"> </text:span><text:span text:style-name="_5f_JavaKeyWord"><text:span text:style-name="T49">void</text:span></text:span><text:span text:style-name="T49"> </text:span><text:span text:style-name="_5f_JavaIdent"><text:span text:style-name="T49">saludar</text:span></text:span><text:span text:style-name="_5f_OOoComputerSpecial"><text:span text:style-name="T49">()</text:span></text:span><text:span text:style-name="T49"> </text:span><text:span text:style-name="_5f_OOoComputerSpecial"><text:span text:style-name="T49">{</text:span></text:span></text:p>
      <text:p text:style-name="P51"><text:span text:style-name="T49"><text:s text:c="8"/></text:span><text:span text:style-name="_5f_JavaIdent"><text:span text:style-name="T49">Hombre.super.</text:span></text:span><text:span text:style-name="_5f_JavaIdent"><text:span text:style-name="T50">saludar</text:span></text:span><text:span text:style-name="_5f_OOoComputerSpecial"><text:span text:style-name="T49">(); }</text:span></text:span></text:p>
      <text:p text:style-name="P51"><text:span text:style-name="_5f_OOoComputerSpecial"><text:span text:style-name="T49">}</text:span></text:span></text:p>
      <text:list xml:id="list5862898908737833756" text:style-name="L2">
        <text:list-item>
          <text:p text:style-name="P68"><text:span text:style-name="T77">Cabe señalar</text:span> que <text:span text:style-name="T78">una interfaz no puede implementar un método </text:span><text:span text:style-name="T79">default</text:span><text:span text:style-name="T78"> que redefina (sobreescriba) un método de la clase </text:span><text:span text:style-name="T79">Object</text:span>, como por ejemplo los métodos <text:span text:style-name="T1">toString(), equals() </text:span>o <text:span text:style-name="T1">hashCode()</text:span>. Esto daría un error del compilador.</text:p>
        </text:list-item>
      </text:list>
      <text:p text:style-name="P23">Por tanto, al introducir esta clase de métodos, se puede ver que la diferencia entre interfaces y clases abstractas se acorta aún más. Las separan 2 propiedades:</text:p>
      <text:p text:style-name="P23">- <text:span text:style-name="T44">Herencia simple / Herencia múltiple</text:span>. Una clase solo puede extender una clase abstracta, pero implementar múltiples interfaces. <text:span text:style-name="T85">Los métodos </text:span><text:span text:style-name="T6">default</text:span><text:span text:style-name="T85"> en las interfaces permiten una herencia múltiple </text:span><text:span text:style-name="T64">de métodos</text:span><text:span text:style-name="T85">, pero </text:span><text:span text:style-name="T64">no de atributos</text:span><text:span text:style-name="T85">. Es decir, cada clase que implemente la interfaz, hereda la implementación de sus métodos </text:span><text:span text:style-name="T7">default</text:span><text:span text:style-name="T86">, pero, puesto que los campos de la interfaz son estáticos, en realidad ninguna de las clases hijas heredan dichos campos, sino que son objetos "de clase", inherentes a la propia interfaz, y utilizables invocando directamente a la interfaz.</text:span></text:p>
      <text:p text:style-name="P23">- <text:span text:style-name="T44">Campos mutables / Campos constantes</text:span>. Una clase abstracta puede contener tanto campos variables como constantes, mientras que en una interfaz, todos los campos que se incluyan serán siempre y por defecto <text:span text:style-name="T1">public </text:span><text:span text:style-name="T20">final</text:span><text:span text:style-name="T1"> static </text:span>(constantes). <text:span text:style-name="T90">Por tanto, no se podrán sobreescribir o cambiar su valor durante la ejecución.</text:span></text:p>
      <text:p text:style-name="P47"><text:soft-page-break/><text:span text:style-name="T23"><text:tab/></text:span><text:span text:style-name="T28">Métodos </text:span><text:span text:style-name="T14">static</text:span></text:p>
      <text:p text:style-name="P26"><text:span text:style-name="T85">Primero, vamos a poner un ejemplo para discernir un poco mejor los elementos </text:span><text:span text:style-name="T6">static</text:span><text:span text:style-name="T85"> de aquellos que no lo son, en Java. Imaginemos una clase </text:span><text:span text:style-name="T7">Ejemplo</text:span><text:span text:style-name="T85"> con los campos:</text:span></text:p>
      <text:p text:style-name="P30"><text:span text:style-name="_5f_JavaKeyWord"><text:span text:style-name="T88">public class Ejemplo {</text:span></text:span></text:p>
      <text:p text:style-name="P30"><text:span text:style-name="_5f_JavaKeyWord"><text:span text:style-name="T88"><text:tab/></text:span></text:span><text:span text:style-name="_5f_JavaKeyWord"><text:span text:style-name="T87">priva</text:span></text:span><text:span text:style-name="_5f_JavaKeyWord"><text:span text:style-name="T89">te</text:span></text:span><text:span text:style-name="T89"> </text:span><text:span text:style-name="_5f_JavaKeyWord"><text:span text:style-name="T89">int</text:span></text:span><text:span text:style-name="T89"> </text:span><text:span text:style-name="_5f_JavaIdent"><text:span text:style-name="T89">x</text:span></text:span><text:span text:style-name="_5f_OOoComputerSpecial"><text:span text:style-name="T89">;</text:span></text:span></text:p>
      <text:p text:style-name="P32"><text:span text:style-name="_5f_JavaKeyWord"><text:span text:style-name="T87"><text:tab/>private</text:span></text:span><text:span text:style-name="T87"> </text:span><text:span text:style-name="_5f_JavaKeyWord"><text:span text:style-name="T87">static</text:span></text:span><text:span text:style-name="T87"> </text:span><text:span text:style-name="_5f_JavaKeyWord"><text:span text:style-name="T87">int</text:span></text:span><text:span text:style-name="T87"> </text:span><text:span text:style-name="_5f_JavaIdent"><text:span text:style-name="T87">z</text:span></text:span><text:span text:style-name="_5f_OOoComputerSpecial"><text:span text:style-name="T87">;</text:span></text:span></text:p>
      <text:p text:style-name="P32"><text:span text:style-name="_5f_OOoComputerSpecial"><text:span text:style-name="T88">}</text:span></text:span></text:p>
      <text:p text:style-name="P31">Cada objeto de tipo <text:span text:style-name="T1">Ejemplo</text:span> tendrá su propia <text:span text:style-name="T1">x</text:span>, mientras que solo habrá una <text:span text:style-name="T1">z</text:span> común <text:s/>y compartida para todos los objetos de tipo <text:span text:style-name="T1">Ejemplo</text:span>. De tal forma, que en cada objeto <text:span text:style-name="T1">Ejemplo</text:span> la <text:span text:style-name="T1">x</text:span> podrá tener un valor diferente, y ser asignado de forma individual, mientras que la <text:span text:style-name="T1">z</text:span> tendrá un valor común a través de todos los objetos, e incluso aunque no exista ninguno (antes de crearlos, o después de que se destruyan).</text:p>
      <text:p text:style-name="P26">Los métodos <text:span text:style-name="T1">static</text:span> son <text:span text:style-name="T80">aquellos métodos que pueden ser invocados directamente sobre una clase, sin necesidad de que exista una instancia de la misma. Por eso a veces también se les llama "métodos de clase".</text:span></text:p>
      <text:p text:style-name="P69">En contraposición, tenemos los métodos de instancia, los cuales se invocan siempre sobre un objeto (una instancia) de una clase. Por ello se dice que los primeros se invocan de forma estática, mientras que los segundos se invocan de forma dinámica, sobre un objeto creado en tiempo de ejecución.</text:p>
      <text:p text:style-name="P29"><text:span text:style-name="T81">L</text:span>os métodos de clase tienen 2 limitaciones pr<text:span text:style-name="T84">i</text:span>ncipales:</text:p>
      <text:list xml:id="list1409241775231938161" text:style-name="L3">
        <text:list-item>
          <text:p text:style-name="P70">No pueden acceder a campos de instancia (no estáticos). Lógico, dado que dichos campos se asocian a objetos.</text:p>
        </text:list-item>
        <text:list-item>
          <text:p text:style-name="P70">No puede invocar métodos de instancia (no estáticos). Puesto que, como antes, estos métodos de instancia se asocian a objetos.</text:p>
        </text:list-item>
      </text:list>
      <text:p text:style-name="P29">Básicamente ambas limitaciones quieren decir que desde contextos estáticos (métodos o clases estáticas) no se puede hacer referencia a contextos no estáticos. <text:span text:style-name="T84">Pero si puede ser al contrario, desde un contexto no estático acceder a uno estático.</text:span></text:p>
      <text:p text:style-name="P27">Son muy útiles como métodos "utilitarios", que proporcionen alguna funcionalidad<text:span text:style-name="T82">es genéricas, como por ejemplo funciones matemáticas, o transformaciones sobre listas.</text:span></text:p>
      <text:p text:style-name="P24">Con la introducción de los métodos <text:span text:style-name="T1">default</text:span> en Java 8, ahora es posible <text:span text:style-name="T81">también </text:span>crear métodos de clase (métodos <text:span text:style-name="T1">static</text:span>) directamente en las interfaces, algo que han incorporado ya alguna<text:span text:style-name="T83">s</text:span> de <text:span text:style-name="T83">las contenidas en la</text:span> API de Java, <text:span text:style-name="T81">como la interfaz </text:span><text:span text:style-name="T4">Comparator</text:span><text:span text:style-name="T81"> con su método reverse</text:span><text:span text:style-name="T4">Order()</text:span><text:span text:style-name="T81">, el cuál es un método </text:span><text:span text:style-name="T5">static</text:span><text:span text:style-name="T83">.</text:span></text:p>
      <text:p text:style-name="P28"><text:span text:style-name="T82">Hablando de interfaces, l</text:span>os métodos <text:span text:style-name="T1">default</text:span> comentados <text:span text:style-name="T83">en el apartado anterior</text:span> son muy similares a los métodos <text:span text:style-name="T1">static</text:span>, con la diferencia de que estos últimos no pueden ser redefinidos (sobreescritos) en clases hijas que implementen la interfaz, mientras que los métodos <text:span text:style-name="T1">default</text:span> si que pueden ser redefinidos, como se vi<text:span text:style-name="T82">ó</text:span> antes.</text:p>
      <text:p text:style-name="P33">Además, igual que <text:span text:style-name="T96">en</text:span> los métodos <text:span text:style-name="T1">default</text:span>, un método <text:span text:style-name="T1">static</text:span> de una interfaz de Java no puede redefinir un método de la clase <text:span text:style-name="T1">Object</text:span>, <text:span text:style-name="T96">se obtendría error de compilación.</text:span></text:p>
      <text:p text:style-name="P47"><text:soft-page-break/><text:span text:style-name="T23"><text:tab/></text:span><text:span text:style-name="T28">Comparadores: </text:span><text:span text:style-name="T14">Comparable, Comparator</text:span></text:p>
      <text:p text:style-name="P43">Comparable</text:p>
      <text:p text:style-name="P34">La interfaz <text:span text:style-name="T1">Comparable</text:span> permite que <text:span text:style-name="T98">la clase que la implemente</text:span> pueda realizar la comparación de objetos <text:span text:style-name="T98">(ser comparada)</text:span>, habilitando así la ordenación de elementos.</text:p>
      <text:p text:style-name="P34">Para ello hace falta que la clase que queramos implemente dicha interfaz:</text:p>
      <text:p text:style-name="P34"><text:span text:style-name="_5f_JavaKeyWord"><text:span text:style-name="T49"><text:tab/>public</text:span></text:span><text:span text:style-name="T49"> </text:span><text:span text:style-name="_5f_JavaKeyWord"><text:span text:style-name="T49">class</text:span></text:span><text:span text:style-name="T49"> </text:span><text:span text:style-name="_5f_JavaIdent"><text:span text:style-name="T49">FechaComparable</text:span></text:span><text:span text:style-name="T49"> </text:span><text:span text:style-name="_5f_JavaKeyWord"><text:span text:style-name="T55">implements</text:span></text:span><text:span text:style-name="T49"> </text:span><text:span text:style-name="_5f_JavaIdent"><text:span text:style-name="T55">Comparable</text:span></text:span><text:span text:style-name="_5f_OOoComputerSpecial"><text:span text:style-name="T55">&lt;</text:span></text:span><text:span text:style-name="_5f_JavaIdent"><text:span text:style-name="T55">FechaComparable</text:span></text:span><text:span text:style-name="_5f_OOoComputerSpecial"><text:span text:style-name="T55">&gt;</text:span></text:span><text:span text:style-name="T49"> </text:span><text:span text:style-name="_5f_OOoComputerSpecial"><text:span text:style-name="T49">{</text:span></text:span><text:span text:style-name="T49"> </text:span><text:span text:style-name="_5f_OOoComputerSpecial"><text:span text:style-name="T49">...</text:span></text:span><text:span text:style-name="T49"> </text:span><text:span text:style-name="_5f_OOoComputerSpecial"><text:span text:style-name="T49">}</text:span></text:span></text:p>
      <text:p text:style-name="P37">Al implementar la interfaz, esa clase está obligada también a implementar todos sus métodos, que en este caso solo tiene uno, el método <text:span text:style-name="T1">compareTo(Object o)</text:span>. Este método es el que albergará toda la lógica de comparación que queramos expresar entre los elementos de la clase que sean comparables.</text:p>
      <text:p text:style-name="P37">Por ejemplo, <text:span text:style-name="T97">pongamos la clase </text:span><text:span text:style-name="T9">Integer</text:span><text:span text:style-name="T97">, la cual implementa la interfaz </text:span><text:span text:style-name="T9">Comparable</text:span><text:span text:style-name="T97">:</text:span></text:p>
      <text:p text:style-name="P37"><text:span text:style-name="_5f_JavaKeyWord"><text:span text:style-name="T49"><text:tab/>public</text:span></text:span><text:span text:style-name="T49"> </text:span><text:span text:style-name="_5f_JavaKeyWord"><text:span text:style-name="T49">int</text:span></text:span><text:span text:style-name="T49"> </text:span><text:span text:style-name="_5f_JavaIdent"><text:span text:style-name="T49">compareTo</text:span></text:span><text:span text:style-name="_5f_OOoComputerSpecial"><text:span text:style-name="T49">(</text:span></text:span><text:span text:style-name="_5f_JavaIdent"><text:span text:style-name="T49">Integer</text:span></text:span><text:span text:style-name="T49"> </text:span><text:span text:style-name="_5f_JavaIdent"><text:span text:style-name="T49">numero</text:span></text:span><text:span text:style-name="_5f_OOoComputerSpecial"><text:span text:style-name="T49">)</text:span></text:span><text:span text:style-name="T49"> </text:span><text:span text:style-name="_5f_OOoComputerSpecial"><text:span text:style-name="T49">{</text:span></text:span></text:p>
      <text:p text:style-name="P37"><text:span text:style-name="_5f_JavaKeyWord"><text:span text:style-name="T49"><text:tab/><text:tab/>return</text:span></text:span><text:span text:style-name="T49"> </text:span><text:span text:style-name="_5f_JavaIdent"><text:span text:style-name="T49">Integer.parseInt</text:span></text:span><text:span text:style-name="_5f_OOoComputerSpecial"><text:span text:style-name="T49">(</text:span></text:span><text:span text:style-name="_5f_JavaKeyWord"><text:span text:style-name="T49">this</text:span></text:span><text:span text:style-name="_5f_OOoComputerSpecial"><text:span text:style-name="T49">)</text:span></text:span><text:span text:style-name="T49"> </text:span><text:span text:style-name="_5f_OOoComputerSpecial"><text:span text:style-name="T49">–</text:span></text:span><text:span text:style-name="T49"> </text:span><text:span text:style-name="_5f_JavaIdent"><text:span text:style-name="T49">Integer.parseInt</text:span></text:span><text:span text:style-name="_5f_OOoComputerSpecial"><text:span text:style-name="T49">(</text:span></text:span><text:span text:style-name="_5f_JavaIdent"><text:span text:style-name="T49">numero</text:span></text:span><text:span text:style-name="_5f_OOoComputerSpecial"><text:span text:style-name="T49">); }</text:span></text:span></text:p>
      <text:p text:style-name="P39">Como se ve, en el caso de <text:span text:style-name="T1">Integer</text:span> la comparación es tan sencilla como comparar los valores int del objeto que representan. <text:span text:style-name="T63">Si el primero (</text:span><text:span text:style-name="T20">this</text:span><text:span text:style-name="T63">) es menor que el segundo, devolverá un entero negativo, si es mayor, un entero positivo, y si son iguales, devolverá 0</text:span>. <text:span text:style-name="T63">E</text:span><text:span text:style-name="T65">s el</text:span><text:span text:style-name="T63"> </text:span><text:span text:style-name="T45">comportamiento esperado</text:span><text:span text:style-name="T63"> según la interfaz </text:span><text:span text:style-name="T20">Comparable</text:span>.</text:p>
      <text:p text:style-name="P41"><text:span text:style-name="T76">¿Por qué es bueno usar la implementación de interfaces en Java?</text:span> </text:p>
      <text:p text:style-name="P40">Como por ejemplo hemos hecho con la interfaz <text:span text:style-name="T1">Comparable</text:span>. Hay varios motivos, pero el principal es que mediante la implementación de interfaces todos los programadores usan la misma signatura y semántica para comparar elementos (o realizar otras operaciones). Si por ejemplo hubiera que usar la clase que realiza comparaciones desarrollada por otro programador, dado que todos usarían la misma implementación (<text:span text:style-name="T1">Comparable</text:span>), se sabría que la comparación de objetos debe de hacerse invocando determinados métodos de determinada forma, ya conocida. En definitva, mejora el desarrollo y la comprensibilidad del código.</text:p>
      <text:p text:style-name="P43">Comparator</text:p>
      <text:p text:style-name="P35">La interfaz <text:span text:style-name="T10">Comparator</text:span> permite <text:span text:style-name="T98">que las clases se definan como comparadores, cada uno de los cuales compara un tipo de objetos determinado, en base a unos criterios de ordenación propios. H</text:span>ace falta que la clase <text:span text:style-name="T99">elegida</text:span> implemente dicha interfaz:</text:p>
      <text:p text:style-name="P36"><text:span text:style-name="_5f_JavaKeyWord"><text:span text:style-name="T49"><text:tab/>public</text:span></text:span><text:span text:style-name="T49"> </text:span><text:span text:style-name="_5f_JavaKeyWord"><text:span text:style-name="T49">class</text:span></text:span><text:span text:style-name="T49"> </text:span><text:span text:style-name="_5f_JavaIdent"><text:span text:style-name="T51">ComparadorFechas</text:span></text:span><text:span text:style-name="T49"> </text:span><text:span text:style-name="_5f_JavaKeyWord"><text:span text:style-name="T55">implements</text:span></text:span><text:span text:style-name="T49"> </text:span><text:span text:style-name="_5f_JavaIdent"><text:span text:style-name="T56">Comparator</text:span></text:span><text:span text:style-name="_5f_OOoComputerSpecial"><text:span text:style-name="T55">&lt;</text:span></text:span><text:span text:style-name="_5f_JavaIdent"><text:span text:style-name="T55">Fecha</text:span></text:span><text:span text:style-name="_5f_OOoComputerSpecial"><text:span text:style-name="T55">&gt;</text:span></text:span><text:span text:style-name="T49"> </text:span><text:span text:style-name="_5f_OOoComputerSpecial"><text:span text:style-name="T49">{</text:span></text:span><text:span text:style-name="T49"> </text:span><text:span text:style-name="_5f_OOoComputerSpecial"><text:span text:style-name="T49">...</text:span></text:span><text:span text:style-name="T49"> </text:span><text:span text:style-name="_5f_OOoComputerSpecial"><text:span text:style-name="T49">}</text:span></text:span></text:p>
      <text:p text:style-name="P38">Al implementar la interfaz, esa clase está obligada también a implementar todos sus métodos <text:span text:style-name="T99">abstractos</text:span>, que en este caso solo <text:span text:style-name="T99">es</text:span> uno, el método <text:span text:style-name="T1">compare(Object o</text:span><text:span text:style-name="T11">1, Object o2</text:span><text:span text:style-name="T1">)</text:span>. Este método es el que albergará toda la lógica de comparación que queramos expresar entre los elementos de la clase que sean comparables.</text:p>
      <text:p text:style-name="P38"/>
      <text:p text:style-name="P38"/>
      <table:table table:name="Tabla1" table:style-name="Tabla1">
        <table:table-column table:style-name="Tabla1.A"/>
        <table:table-column table:style-name="Tabla1.B"/>
        <table:table-column table:style-name="Tabla1.C"/>
        <table:table-header-rows>
          <text:soft-page-break/>
          <table:table-row>
            <table:table-cell table:style-name="Tabla1.A1" office:value-type="string">
              <text:p text:style-name="P65">Criterio</text:p>
            </table:table-cell>
            <table:table-cell table:style-name="Tabla1.A1" office:value-type="string">
              <text:p text:style-name="P66">Comparable</text:p>
            </table:table-cell>
            <table:table-cell table:style-name="Tabla1.C1" office:value-type="string">
              <text:p text:style-name="P66">Comparator</text:p>
            </table:table-cell>
          </table:table-row>
        </table:table-header-rows>
        <table:table-row>
          <table:table-cell table:style-name="Tabla1.A2" office:value-type="string">
            <text:p text:style-name="P52">Lógica de ordenación</text:p>
          </table:table-cell>
          <table:table-cell table:style-name="Tabla1.B2" office:value-type="string">
            <text:p text:style-name="P54">La lógica de ordenación está contenida en los propios elementos que son ordenados. Esto es lo que se llama <text:span text:style-name="T1">orden natural</text:span><text:span text:style-name="T22"> de los elementos.</text:span></text:p>
          </table:table-cell>
          <table:table-cell table:style-name="Tabla1.C2" office:value-type="string">
            <text:p text:style-name="P54">La lógica de ordenación está contenida en una clase separada (el comparador). Por tanto, se pueden crear diferentes modos de ordenación según diferentes atributos de los objetos a ordenar.</text:p>
          </table:table-cell>
        </table:table-row>
        <table:table-row>
          <table:table-cell table:style-name="Tabla1.A2" office:value-type="string">
            <text:p text:style-name="P52">Implementación</text:p>
          </table:table-cell>
          <table:table-cell table:style-name="Tabla1.B3" office:value-type="string">
            <text:p text:style-name="P54">La clase de los elementos a ordenar debe implementar la interfaz (y sus métodos).</text:p>
          </table:table-cell>
          <table:table-cell table:style-name="Tabla1.C3" office:value-type="string">
            <text:p text:style-name="P54">La clase de los elementos a ordenar no tiene porqué implementar la interfaz, sino que puede <text:span text:style-name="T100">hacerlo</text:span> otra clase aparte.</text:p>
          </table:table-cell>
        </table:table-row>
        <table:table-row>
          <table:table-cell table:style-name="Tabla1.A2" office:value-type="string">
            <text:p text:style-name="P52"><text:span text:style-name="T101">Forma</text:span> de ordenación</text:p>
          </table:table-cell>
          <table:table-cell table:style-name="Tabla1.B4" office:value-type="string">
            <text:p text:style-name="P56">int compareTo(Object obj);</text:p>
            <text:p text:style-name="P60">Compara <text:span text:style-name="T1">this</text:span> con <text:span text:style-name="T1">obj</text:span>. Y devuelve <text:span text:style-name="T100">un </text:span><text:span text:style-name="T12">int</text:span><text:span text:style-name="T100"> (entero)</text:span>:</text:p>
            <text:p text:style-name="P62"><text:span text:style-name="T12">#</text:span><text:span text:style-name="T1"> +: this &gt; obj</text:span></text:p>
            <text:p text:style-name="P62"><text:span text:style-name="T12">#</text:span><text:span text:style-name="T1"> </text:span>0<text:span text:style-name="T1">: this = obj</text:span></text:p>
            <text:p text:style-name="P62"><text:span text:style-name="T12">#</text:span><text:span text:style-name="T1"> </text:span>-<text:span text:style-name="T1">: this &lt; obj</text:span></text:p>
          </table:table-cell>
          <table:table-cell table:style-name="Tabla1.C4" office:value-type="string">
            <text:p text:style-name="P57">int compare(Object o<text:span text:style-name="T100">1, Object o2</text:span>);</text:p>
            <text:p text:style-name="P61">Compara el <text:span text:style-name="T12">o1</text:span> con <text:span text:style-name="T12">o2</text:span>. Y devuelve un <text:span text:style-name="T1">int</text:span> <text:span text:style-name="T100">(entero)</text:span>:</text:p>
            <text:p text:style-name="P63"><text:span text:style-name="T12">#</text:span><text:span text:style-name="T1"> +: </text:span><text:span text:style-name="T12">o1</text:span><text:span text:style-name="T1"> &gt; o</text:span><text:span text:style-name="T12">2</text:span></text:p>
            <text:p text:style-name="P63"><text:span text:style-name="T12">#</text:span><text:span text:style-name="T1"> </text:span>0<text:span text:style-name="T1">: </text:span><text:span text:style-name="T12">o1</text:span><text:span text:style-name="T1"> = o</text:span><text:span text:style-name="T12">2</text:span></text:p>
            <text:p text:style-name="P63"><text:span text:style-name="T12">#</text:span><text:span text:style-name="T1"> -: </text:span><text:span text:style-name="T12">o1</text:span><text:span text:style-name="T1"> &lt; <text:s/></text:span><text:span text:style-name="T12">o2</text:span></text:p>
          </table:table-cell>
        </table:table-row>
        <table:table-row>
          <table:table-cell table:style-name="Tabla1.A2" office:value-type="string">
            <text:p text:style-name="P53">Forma de llamada</text:p>
          </table:table-cell>
          <table:table-cell table:style-name="Tabla1.B5" office:value-type="string">
            <text:p text:style-name="P59">Collections.sort(List);</text:p>
            <text:p text:style-name="P55">Los objetos de la lista deben ser <text:span text:style-name="T1">comparables</text:span><text:span text:style-name="T22"> y el método los ordenará según su orden natural (orden interno).</text:span></text:p>
          </table:table-cell>
          <table:table-cell table:style-name="Tabla1.C5" office:value-type="string">
            <text:p text:style-name="P59">Collections.sort(List, Comparator);</text:p>
            <text:p text:style-name="P64">- o bien -</text:p>
            <text:p text:style-name="P59">lista.sort(Comparator);</text:p>
            <text:p text:style-name="P55">Los objetos de la lista se ordenarán en base a los criterios del <text:span text:style-name="T1">comparador</text:span><text:span text:style-name="T22"> proporcionado.</text:span></text:p>
          </table:table-cell>
        </table:table-row>
        <table:table-row>
          <table:table-cell table:style-name="Tabla1.A2" office:value-type="string">
            <text:p text:style-name="P53">Paquete (importar)</text:p>
          </table:table-cell>
          <table:table-cell table:style-name="Tabla1.B6" office:value-type="string">
            <text:p text:style-name="P58">java.lang.Comparable</text:p>
          </table:table-cell>
          <table:table-cell table:style-name="Tabla1.C6" office:value-type="string">
            <text:p text:style-name="P58">java.util.Comparator</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8M16S</meta:editing-duration>
    <meta:editing-cycles>23</meta:editing-cycles>
    <meta:generator>LibreOffice/5.2.4.2$Windows_x86 LibreOffice_project/3d5603e1122f0f102b62521720ab13a38a4e0eb0</meta:generator>
    <dc:date>2017-01-05T14:08:51.635000000</dc:date>
    <meta:document-statistic meta:table-count="1" meta:image-count="0" meta:object-count="0" meta:page-count="7" meta:paragraph-count="133" meta:word-count="2702" meta:character-count="16740" meta:non-whitespace-character-count="14104"/>
    <meta:user-defined meta:name="Info 1"/>
    <meta:user-defined meta:name="Info 2"/>
    <meta:user-defined meta:name="Info 3"/>
    <meta:user-defined meta:name="Info 4"/>
  </office:meta>
</office:document-meta>
</file>